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48cm"/>
    </style:style>
    <style:style style:name="co3" style:family="table-column">
      <style:table-column-properties fo:break-before="auto" style:column-width="4.352cm"/>
    </style:style>
    <style:style style:name="co4" style:family="table-column">
      <style:table-column-properties fo:break-before="auto" style:column-width="4.609cm"/>
    </style:style>
    <style:style style:name="co5" style:family="table-column">
      <style:table-column-properties fo:break-before="auto" style:column-width="4.558cm"/>
    </style:style>
    <style:style style:name="co6" style:family="table-column">
      <style:table-column-properties fo:break-before="auto" style:column-width="3.81cm"/>
    </style:style>
    <style:style style:name="co7" style:family="table-column">
      <style:table-column-properties fo:break-before="auto" style:column-width="4.145cm"/>
    </style:style>
    <style:style style:name="co8" style:family="table-column">
      <style:table-column-properties fo:break-before="auto" style:column-width="5.124cm"/>
    </style:style>
    <style:style style:name="ro1" style:family="table-row">
      <style:table-row-properties style:row-height="0.409cm" fo:break-before="auto" style:use-optimal-row-height="true"/>
    </style:style>
    <style:style style:name="ro2" style:family="table-row">
      <style:table-row-properties style:row-height="1.662cm" fo:break-before="auto" style:use-optimal-row-height="false"/>
    </style:style>
    <style:style style:name="ro3" style:family="table-row">
      <style:table-row-properties style:row-height="2.025cm" fo:break-before="auto" style:use-optimal-row-height="false"/>
    </style:style>
    <style:style style:name="ro4" style:family="table-row">
      <style:table-row-properties style:row-height="2.18cm" fo:break-before="auto" style:use-optimal-row-height="false"/>
    </style:style>
    <style:style style:name="ro5" style:family="table-row">
      <style:table-row-properties style:row-height="1.972cm" fo:break-before="auto" style:use-optimal-row-height="false"/>
    </style:style>
    <style:style style:name="ro6" style:family="table-row">
      <style:table-row-properties style:row-height="2.674cm" fo:break-before="auto" style:use-optimal-row-height="false"/>
    </style:style>
    <style:style style:name="ro7" style:family="table-row">
      <style:table-row-properties style:row-height="2.207cm" fo:break-before="auto" style:use-optimal-row-height="false"/>
    </style:style>
    <style:style style:name="ro8" style:family="table-row">
      <style:table-row-properties style:row-height="2.284cm" fo:break-before="auto" style:use-optimal-row-height="false"/>
    </style:style>
    <style:style style:name="ro9" style:family="table-row">
      <style:table-row-properties style:row-height="1.79cm" fo:break-before="auto" style:use-optimal-row-height="false"/>
    </style:style>
    <style:style style:name="ro10" style:family="table-row">
      <style:table-row-properties style:row-height="2.154cm" fo:break-before="auto" style:use-optimal-row-height="false"/>
    </style:style>
    <style:style style:name="ro11" style:family="table-row">
      <style:table-row-properties style:row-height="2.309cm" fo:break-before="auto" style:use-optimal-row-height="false"/>
    </style:style>
    <style:style style:name="ro12" style:family="table-row">
      <style:table-row-properties style:row-height="1.764cm" fo:break-before="auto" style:use-optimal-row-height="false"/>
    </style:style>
    <style:style style:name="ro13" style:family="table-row">
      <style:table-row-properties style:row-height="2.064cm" fo:break-before="auto" style:use-optimal-row-height="false"/>
    </style:style>
    <style:style style:name="ro14" style:family="table-row">
      <style:table-row-properties style:row-height="1.674cm" fo:break-before="auto" style:use-optimal-row-height="false"/>
    </style:style>
    <style:style style:name="ro15" style:family="table-row">
      <style:table-row-properties style:row-height="2.231cm" fo:break-before="auto" style:use-optimal-row-height="false"/>
    </style:style>
    <style:style style:name="ro16" style:family="table-row">
      <style:table-row-properties style:row-height="2.2cm" fo:break-before="auto" style:use-optimal-row-height="false"/>
    </style:style>
    <style:style style:name="ro17" style:family="table-row">
      <style:table-row-properties style:row-height="2.424cm" fo:break-before="auto" style:use-optimal-row-height="false"/>
    </style:style>
    <style:style style:name="ro18" style:family="table-row">
      <style:table-row-properties style:row-height="2.711cm" fo:break-before="auto" style:use-optimal-row-height="false"/>
    </style:style>
    <style:style style:name="ro19" style:family="table-row">
      <style:table-row-properties style:row-height="2.455cm" fo:break-before="auto" style:use-optimal-row-height="false"/>
    </style:style>
    <style:style style:name="ro20" style:family="table-row">
      <style:table-row-properties style:row-height="2.328cm" fo:break-before="auto" style:use-optimal-row-height="false"/>
    </style:style>
    <style:style style:name="ro21" style:family="table-row">
      <style:table-row-properties style:row-height="2.392cm" fo:break-before="auto" style:use-optimal-row-height="false"/>
    </style:style>
    <style:style style:name="ro22" style:family="table-row">
      <style:table-row-properties style:row-height="3.348cm" fo:break-before="auto" style:use-optimal-row-height="false"/>
    </style:style>
    <style:style style:name="ro23" style:family="table-row">
      <style:table-row-properties style:row-height="2.104cm" fo:break-before="auto" style:use-optimal-row-height="false"/>
    </style:style>
    <style:style style:name="ro24" style:family="table-row">
      <style:table-row-properties style:row-height="1.88cm" fo:break-before="auto" style:use-optimal-row-height="false"/>
    </style:style>
    <style:style style:name="ro25" style:family="table-row">
      <style:table-row-properties style:row-height="2.041cm" fo:break-before="auto" style:use-optimal-row-height="false"/>
    </style:style>
    <style:style style:name="ro26" style:family="table-row">
      <style:table-row-properties style:row-height="2.037cm" fo:break-before="auto" style:use-optimal-row-height="false"/>
    </style:style>
    <style:style style:name="ro27" style:family="table-row">
      <style:table-row-properties style:row-height="2.148cm" fo:break-before="auto" style:use-optimal-row-height="false"/>
    </style:style>
    <style:style style:name="ro28" style:family="table-row">
      <style:table-row-properties style:row-height="1.87cm" fo:break-before="auto" style:use-optimal-row-height="false"/>
    </style:style>
    <style:style style:name="ro29" style:family="table-row">
      <style:table-row-properties style:row-height="1.785cm" fo:break-before="auto" style:use-optimal-row-height="false"/>
    </style:style>
    <style:style style:name="ro30" style:family="table-row">
      <style:table-row-properties style:row-height="1.757cm" fo:break-before="auto" style:use-optimal-row-height="false"/>
    </style:style>
    <style:style style:name="ro31" style:family="table-row">
      <style:table-row-properties style:row-height="2.009cm" fo:break-before="auto" style:use-optimal-row-height="false"/>
    </style:style>
    <style:style style:name="ro32" style:family="table-row">
      <style:table-row-properties style:row-height="1.408cm" fo:break-before="auto" style:use-optimal-row-height="false"/>
    </style:style>
    <style:style style:name="ro33" style:family="table-row">
      <style:table-row-properties style:row-height="1.993cm" fo:break-before="auto" style:use-optimal-row-height="false"/>
    </style:style>
    <style:style style:name="ro34" style:family="table-row">
      <style:table-row-properties style:row-height="2.125cm" fo:break-before="auto" style:use-optimal-row-height="false"/>
    </style:style>
    <style:style style:name="ro35" style:family="table-row">
      <style:table-row-properties style:row-height="1.806cm" fo:break-before="auto" style:use-optimal-row-height="false"/>
    </style:style>
    <style:style style:name="ro36" style:family="table-row">
      <style:table-row-properties style:row-height="2.205cm" fo:break-before="auto" style:use-optimal-row-height="false"/>
    </style:style>
    <style:style style:name="ro37" style:family="table-row">
      <style:table-row-properties style:row-height="2.524cm" fo:break-before="auto" style:use-optimal-row-height="false"/>
    </style:style>
    <style:style style:name="ro38" style:family="table-row">
      <style:table-row-properties style:row-height="2.79cm" fo:break-before="auto" style:use-optimal-row-height="false"/>
    </style:style>
    <style:style style:name="ro39" style:family="table-row">
      <style:table-row-properties style:row-height="2.445cm" fo:break-before="auto" style:use-optimal-row-height="false"/>
    </style:style>
    <style:style style:name="ro40" style:family="table-row">
      <style:table-row-properties style:row-height="2.498cm" fo:break-before="auto" style:use-optimal-row-height="false"/>
    </style:style>
    <style:style style:name="ro41" style:family="table-row">
      <style:table-row-properties style:row-height="1.967cm" fo:break-before="auto" style:use-optimal-row-height="false"/>
    </style:style>
    <style:style style:name="ro42" style:family="table-row">
      <style:table-row-properties style:row-height="2.87cm" fo:break-before="auto" style:use-optimal-row-height="false"/>
    </style:style>
    <style:style style:name="ro43" style:family="table-row">
      <style:table-row-properties style:row-height="2.418cm" fo:break-before="auto" style:use-optimal-row-height="false"/>
    </style:style>
    <style:style style:name="ro44" style:family="table-row">
      <style:table-row-properties style:row-height="2.099cm" fo:break-before="auto" style:use-optimal-row-height="false"/>
    </style:style>
    <style:style style:name="ro45" style:family="table-row">
      <style:table-row-properties style:row-height="2.471cm" fo:break-before="auto" style:use-optimal-row-height="false"/>
    </style:style>
    <style:style style:name="ro46" style:family="table-row">
      <style:table-row-properties style:row-height="3.268cm" fo:break-before="auto" style:use-optimal-row-height="false"/>
    </style:style>
    <style:style style:name="ro47" style:family="table-row">
      <style:table-row-properties style:row-height="2.667cm" fo:break-before="auto" style:use-optimal-row-height="false"/>
    </style:style>
    <style:style style:name="ro48" style:family="table-row">
      <style:table-row-properties style:row-height="2.145cm" fo:break-before="auto" style:use-optimal-row-height="false"/>
    </style:style>
    <style:style style:name="ro49" style:family="table-row">
      <style:table-row-properties style:row-height="2.434cm" fo:break-before="auto" style:use-optimal-row-height="false"/>
    </style:style>
    <style:style style:name="ro50" style:family="table-row">
      <style:table-row-properties style:row-height="1.565cm" fo:break-before="auto" style:use-optimal-row-height="false"/>
    </style:style>
    <style:style style:name="ro51" style:family="table-row">
      <style:table-row-properties style:row-height="2.581cm" fo:break-before="auto" style:use-optimal-row-height="false"/>
    </style:style>
    <style:style style:name="ro52" style:family="table-row">
      <style:table-row-properties style:row-height="2.378cm" fo:break-before="auto" style:use-optimal-row-height="false"/>
    </style:style>
    <style:style style:name="ro53" style:family="table-row">
      <style:table-row-properties style:row-height="3.681cm" fo:break-before="auto" style:use-optimal-row-height="false"/>
    </style:style>
    <style:style style:name="ro54" style:family="table-row">
      <style:table-row-properties style:row-height="3.217cm" fo:break-before="auto" style:use-optimal-row-height="false"/>
    </style:style>
    <style:style style:name="ro55" style:family="table-row">
      <style:table-row-properties style:row-height="3.739cm" fo:break-before="auto" style:use-optimal-row-height="false"/>
    </style:style>
    <style:style style:name="ro56" style:family="table-row">
      <style:table-row-properties style:row-height="2.261cm" fo:break-before="auto" style:use-optimal-row-height="false"/>
    </style:style>
    <style:style style:name="ro57" style:family="table-row">
      <style:table-row-properties style:row-height="2.348cm" fo:break-before="auto" style:use-optimal-row-height="false"/>
    </style:style>
    <style:style style:name="ro58" style:family="table-row">
      <style:table-row-properties style:row-height="2.32cm" fo:break-before="auto" style:use-optimal-row-height="false"/>
    </style:style>
    <style:style style:name="ro59" style:family="table-row">
      <style:table-row-properties style:row-height="2.609cm" fo:break-before="auto" style:use-optimal-row-height="false"/>
    </style:style>
    <style:style style:name="ro60" style:family="table-row">
      <style:table-row-properties style:row-height="2.522cm" fo:break-before="auto" style:use-optimal-row-height="false"/>
    </style:style>
    <style:style style:name="ro61" style:family="table-row">
      <style:table-row-properties style:row-height="2cm" fo:break-before="auto" style:use-optimal-row-height="false"/>
    </style:style>
    <style:style style:name="ro62" style:family="table-row">
      <style:table-row-properties style:row-height="2.29cm" fo:break-before="auto" style:use-optimal-row-height="false"/>
    </style:style>
    <style:style style:name="ro63" style:family="table-row">
      <style:table-row-properties style:row-height="1.45cm" fo:break-before="auto" style:use-optimal-row-height="false"/>
    </style:style>
    <style:style style:name="ro64" style:family="table-row">
      <style:table-row-properties style:row-height="2.092cm" fo:break-before="auto" style:use-optimal-row-height="false"/>
    </style:style>
    <style:style style:name="ro65" style:family="table-row">
      <style:table-row-properties style:row-height="1.53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Arial Unicode MS" style:font-name-complex="Arial Unicode MS"/>
    </style:style>
    <style:style style:name="ce2"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color="#1a1718" style:font-name="Times-Roman" fo:font-size="9pt" fo:language="en" fo:country="US" style:font-name-asian="Times-Roman" style:font-size-asian="9pt" style:language-asian="en" style:country-asian="US" style:font-name-complex="Times-Roman" style:font-size-complex="5.09999990463257pt" style:language-complex="en" style:country-complex="US"/>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7" table:default-cell-style-name="Default"/>
        <table:table-row table:style-name="ro2">
          <table:table-cell office:value-type="string">
            <text:p>ID</text:p>
          </table:table-cell>
          <table:table-cell office:value-type="string">
            <text:p>algorithm</text:p>
          </table:table-cell>
          <table:table-cell office:value-type="string">
            <text:p>reason of algorithm</text:p>
          </table:table-cell>
          <table:table-cell office:value-type="string">
            <text:p>number of algorithm compared</text:p>
          </table:table-cell>
          <table:table-cell office:value-type="string">
            <text:p>number of approaches compared</text:p>
          </table:table-cell>
          <table:table-cell office:value-type="string">
            <text:p>search problem</text:p>
          </table:table-cell>
          <table:table-cell office:value-type="string">
            <text:p>managed or managing system</text:p>
          </table:table-cell>
          <table:table-cell office:value-type="string">
            <text:p>MAPE step</text:p>
          </table:table-cell>
          <table:table-cell office:value-type="string">
            <text:p>Self-adaptation purpose</text:p>
          </table:table-cell>
          <table:table-cell office:value-type="string">
            <text:p>objectives</text:p>
          </table:table-cell>
          <table:table-cell office:value-type="string">
            <text:p>constraint</text:p>
          </table:table-cell>
          <table:table-cell office:value-type="string">
            <text:p>Multi-objectiveity (and how weights are updated)</text:p>
          </table:table-cell>
          <table:table-cell office:value-type="string">
            <text:p>reason of multi-objectivity</text:p>
          </table:table-cell>
          <table:table-cell office:value-type="string">
            <text:p>weights</text:p>
          </table:table-cell>
          <table:table-cell office:value-type="string">
            <text:p>choose the final solution</text:p>
          </table:table-cell>
          <table:table-cell office:value-type="string">
            <text:p>quality indicator</text:p>
          </table:table-cell>
          <table:table-cell office:value-type="string">
            <text:p>reasons of quality indicators</text:p>
          </table:table-cell>
          <table:table-cell office:value-type="string">
            <text:p>domain information (SE or not)</text:p>
          </table:table-cell>
          <table:table-cell office:value-type="string">
            <text:p>reasons of domain information</text:p>
          </table:table-cell>
          <table:table-cell office:value-type="string">
            <text:p>aspect in search that uses domain information</text:p>
          </table:table-cell>
          <table:table-cell office:value-type="string">
            <text:p>subject SAS</text:p>
          </table:table-cell>
          <table:table-cell office:value-type="string">
            <text:p>reasons of subject SAS</text:p>
          </table:table-cell>
          <table:table-cell office:value-type="string">
            <text:p>search space</text:p>
          </table:table-cell>
          <table:table-cell office:value-type="string">
            <text:p>different SASs (same domain)</text:p>
          </table:table-cell>
          <table:table-cell table:style-name="ce1" office:value-type="string">
            <text:p>different SASs (different domain)</text:p>
          </table:table-cell>
          <table:table-cell office:value-type="string">
            <text:p>environmental condition</text:p>
          </table:table-cell>
        </table:table-row>
        <table:table-row table:style-name="ro3">
          <table:table-cell office:value-type="string">
            <text:p>2009-77</text:p>
          </table:table-cell>
          <table:table-cell office:value-type="string">
            <text:p>GA</text:p>
          </table:table-cell>
          <table:table-cell office:value-type="string">
            <text:p>In practice, ge- netic algorithms can be surprisingly fast in efficiently search- ing complex, highly nonlinear, and multidimensional search spaces [28]</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cost, latency, reliability</text:p>
          </table:table-cell>
          <table:table-cell office:value-type="string">
            <text:p>n/a</text:p>
          </table:table-cell>
          <table:table-cell office:value-type="string">
            <text:p>weighted sum</text:p>
          </table:table-cell>
          <table:table-cell office:value-type="string">
            <text:p>importance can be set</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RDM (sim)</text:p>
          </table:table-cell>
          <table:table-cell office:value-type="string">
            <text:p>Unknown</text:p>
          </table:table-cell>
          <table:table-cell office:value-type="string">
            <text:p>Up to 7 x 2^300</text:p>
          </table:table-cell>
          <table:table-cell table:number-columns-repeated="2" office:value-type="float" office:value="1">
            <text:p>1</text:p>
          </table:table-cell>
          <table:table-cell office:value-type="string">
            <text:p>link availability/requirement change (3)</text:p>
          </table:table-cell>
        </table:table-row>
        <table:table-row table:style-name="ro4">
          <table:table-cell office:value-type="string">
            <text:p>2009-79</text:p>
          </table:table-cell>
          <table:table-cell office:value-type="string">
            <text:p>ES</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 self-healing</text:p>
          </table:table-cell>
          <table:table-cell office:value-type="string">
            <text:p>goal</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goal model</text:p>
          </table:table-cell>
          <table:table-cell office:value-type="string">
            <text:p>better representation of stakeholders' need</text:p>
          </table:table-cell>
          <table:table-cell office:value-type="string">
            <text:p>representation, fitness</text:p>
          </table:table-cell>
          <table:table-cell office:value-type="string">
            <text:p>ATM (sim)</text:p>
          </table:table-cell>
          <table:table-cell table:number-columns-repeated="2" office:value-type="string">
            <text:p>Unknown</text:p>
          </table:table-cell>
          <table:table-cell office:value-type="float" office:value="20">
            <text:p>20</text:p>
          </table:table-cell>
          <table:table-cell office:value-type="float" office:value="1">
            <text:p>1</text:p>
          </table:table-cell>
          <table:table-cell office:value-type="string">
            <text:p>requirement change</text:p>
          </table:table-cell>
        </table:table-row>
        <table:table-row table:style-name="ro5">
          <table:table-cell office:value-type="string">
            <text:p>2010-164</text:p>
          </table:table-cell>
          <table:table-cell office:value-type="string">
            <text:p>GA</text:p>
          </table:table-cell>
          <table:table-cell office:value-type="string">
            <text:p>Widely used; The trait of high efficiency of genetic algorithm to search optimal results makes us apply it to find best solutions.</text:p>
          </table:table-cell>
          <table:table-cell office:value-type="float" office:value="1">
            <text:p>1</text:p>
          </table:table-cell>
          <table:table-cell office:value-type="float" office:value="2">
            <text:p>2</text:p>
          </table:table-cell>
          <table:table-cell office:value-type="string">
            <text:p>configuration, deployment</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power, penalty</text:p>
          </table:table-cell>
          <table:table-cell office:value-type="string">
            <text:p>n/a</text:p>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Cloud system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 (3)</text:p>
          </table:table-cell>
        </table:table-row>
        <table:table-row table:style-name="ro6">
          <table:table-cell office:value-type="string">
            <text:p>2010-198</text:p>
          </table:table-cell>
          <table:table-cell office:value-type="string">
            <text:p>IP solver</text:p>
          </table:table-cell>
          <table:table-cell office:value-type="string">
            <text:p>unknown</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4 goals, e.g., response time</text:p>
          </table:table-cell>
          <table:table-cell office:value-type="string">
            <text:p>dependency</text:p>
          </table:table-cell>
          <table:table-cell office:value-type="string">
            <text:p>weighted sum</text:p>
          </table:table-cell>
          <table:table-cell office:value-type="string">
            <text:p>unknown</text:p>
          </table:table-cell>
          <table:table-cell office:value-type="string">
            <text:p>equal weight by default</text:p>
          </table:table-cell>
          <table:table-cell table:number-columns-repeated="2" office:value-type="string">
            <text:p>utility</text:p>
          </table:table-cell>
          <table:table-cell office:value-type="string">
            <text:p>unknown</text:p>
          </table:table-cell>
          <table:table-cell office:value-type="string">
            <text:p>feature model</text:p>
          </table:table-cell>
          <table:table-cell office:value-type="string">
            <text:p>The feature model is used to identify the current system configuration in terms of a feature selection string.</text:p>
          </table:table-cell>
          <table:table-cell office:value-type="string">
            <text:p>representation, fitness</text:p>
          </table:table-cell>
          <table:table-cell office:value-type="string">
            <text:p>TRS (real)</text:p>
          </table:table-cell>
          <table:table-cell office:value-type="string">
            <text:p>Unknown</text:p>
          </table:table-cell>
          <table:table-cell office:value-type="string">
            <text:p>30 x 10^22</text:p>
          </table:table-cell>
          <table:table-cell table:number-columns-repeated="2" office:value-type="float" office:value="1">
            <text:p>1</text:p>
          </table:table-cell>
          <table:table-cell office:value-type="string">
            <text:p>workload change (4)</text:p>
          </table:table-cell>
        </table:table-row>
        <table:table-row table:style-name="ro7">
          <table:table-cell office:value-type="string">
            <text:p>2010-344</text:p>
          </table:table-cell>
          <table:table-cell table:style-name="ce1" office:value-type="string">
            <text:p>ES</text:p>
          </table:table-cell>
          <table:table-cell office:value-type="string">
            <text:p>The considered system has very small configuration space</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erformance and reliability </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MDP/CTMC (questionable?)</text:p>
          </table:table-cell>
          <table:table-cell office:value-type="string">
            <text:p>sufficiently expressive to formulate a variety of QoS requirements</text:p>
          </table:table-cell>
          <table:table-cell office:value-type="string">
            <text:p>representation, fitness</text:p>
          </table:table-cell>
          <table:table-cell office:value-type="string">
            <text:p>TA (sim, synthetic service system)</text:p>
          </table:table-cell>
          <table:table-cell table:number-columns-repeated="2" office:value-type="string">
            <text:p>Unknown</text:p>
          </table:table-cell>
          <table:table-cell office:value-type="float" office:value="28">
            <text:p>28</text:p>
          </table:table-cell>
          <table:table-cell office:value-type="float" office:value="1">
            <text:p>1</text:p>
          </table:table-cell>
          <table:table-cell office:value-type="string">
            <text:p>workload change</text:p>
          </table:table-cell>
        </table:table-row>
        <table:table-row table:style-name="ro8">
          <table:table-cell office:value-type="string">
            <text:p>2011-46</text:p>
          </table:table-cell>
          <table:table-cell office:value-type="string">
            <text:p>ILP solver (CPLEX)</text:p>
          </table:table-cell>
          <table:table-cell office:value-type="string">
            <text:p>unknown</text:p>
          </table:table-cell>
          <table:table-cell table:number-columns-repeated="2" office:value-type="float" office:value="1">
            <text:p>1</text:p>
          </table:table-cell>
          <table:table-cell office:value-type="string">
            <text:p>deployment</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erformance</text:p>
          </table:table-cell>
          <table:table-cell office:value-type="string">
            <text:p>resource</text:p>
          </table:table-cell>
          <table:table-cell table:number-columns-repeated="6" office:value-type="string">
            <text:p>n/a</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Nokia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9">
          <table:table-cell office:value-type="string">
            <text:p>2011-102</text:p>
          </table:table-cell>
          <table:table-cell office:value-type="string">
            <text:p>NIMLP, NIP, GS, GA</text:p>
          </table:table-cell>
          <table:table-cell table:style-name="ce1" office:value-type="string">
            <text:p>NIMLP and NIP (widely used), GS and GA (due to the high complexity of previous two, GA additionally escape from local optima)</text:p>
          </table:table-cell>
          <table:table-cell table:number-columns-repeated="2" office:value-type="float" office:value="4">
            <text:p>4</text:p>
          </table:table-cell>
          <table:table-cell office:value-type="string">
            <text:p>deployment</text:p>
          </table:table-cell>
          <table:table-cell office:value-type="string">
            <text:p>managing</text:p>
          </table:table-cell>
          <table:table-cell office:value-type="string">
            <text:p>planning</text:p>
          </table:table-cell>
          <table:table-cell office:value-type="string">
            <text:p>Self-optimization</text:p>
          </table:table-cell>
          <table:table-cell office:value-type="string">
            <text:p>availability, latency, communication security, and energy consump- tion.</text:p>
          </table:table-cell>
          <table:table-cell office:value-type="string">
            <text:p>n/a</text:p>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m, </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EDS (sim), MIDAS (sim), Desi (sim)</text:p>
          </table:table-cell>
          <table:table-cell table:number-columns-repeated="2" office:value-type="string">
            <text:p>Unknown</text:p>
          </table:table-cell>
          <table:table-cell table:number-columns-repeated="2" office:value-type="float" office:value="3">
            <text:p>3</text:p>
          </table:table-cell>
          <table:table-cell office:value-type="string">
            <text:p>workload change</text:p>
          </table:table-cell>
        </table:table-row>
        <table:table-row table:style-name="ro10">
          <table:table-cell office:value-type="string">
            <text:p>2011-123</text:p>
          </table:table-cell>
          <table:table-cell office:value-type="string">
            <text:p>LP solver/PLP solver</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 positive uncertainty, negative uncertainty</text:p>
          </table:table-cell>
          <table:table-cell office:value-type="string">
            <text:p>preference</text:p>
          </table:table-cell>
          <table:table-cell office:value-type="string">
            <text:p>weighted sum</text:p>
          </table:table-cell>
          <table:table-cell office:value-type="string">
            <text:p>unknown</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XTEAM (sim)</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6">
          <table:table-cell office:value-type="string">
            <text:p>2011-125</text:p>
          </table:table-cell>
          <table:table-cell office:value-type="string">
            <text:p>BB, local search, GA and MA</text:p>
          </table:table-cell>
          <table:table-cell office:value-type="string">
            <text:p>BB (deterministic), local search (A simple heuristic that is often used to very good ends is Local Search.), GA (as a more complex, but potentially also more powerful heuristic to generate good solutions), MA (slow convergence of GA)</text:p>
          </table:table-cell>
          <table:table-cell table:number-columns-repeated="2"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Cost of adaptation + Cost for all time to offer, Order Fulfillment Time, Process Lead Time, Cost Compliance, Product as Specified</text:p>
          </table:table-cell>
          <table:table-cell office:value-type="string">
            <text:p>dependency constraint as objective</text:p>
          </table:table-cell>
          <table:table-cell office:value-type="string">
            <text:p>weighted sum</text:p>
          </table:table-cell>
          <table:table-cell office:value-type="string">
            <text:p>unknown</text:p>
          </table:table-cell>
          <table:table-cell office:value-type="string">
            <text:p>equal weight by default</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VRESCO (real)</text:p>
          </table:table-cell>
          <table:table-cell table:number-columns-repeated="2" office:value-type="string">
            <text:p>Unknown</text:p>
          </table:table-cell>
          <table:table-cell table:number-columns-repeated="2" office:value-type="float" office:value="1">
            <text:p>1</text:p>
          </table:table-cell>
          <table:table-cell office:value-type="string">
            <text:p>QoS change</text:p>
          </table:table-cell>
        </table:table-row>
        <table:table-row table:style-name="ro11">
          <table:table-cell office:value-type="string">
            <text:p>2011-174</text:p>
          </table:table-cell>
          <table:table-cell office:value-type="string">
            <text:p>ILP solver (CPLEX)</text:p>
          </table:table-cell>
          <table:table-cell office:value-type="string">
            <text:p>widely used</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response time, cost and reliability</text:p>
          </table:table-cell>
          <table:table-cell office:value-type="string">
            <text:p>preference, operation load etc</text:p>
          </table:table-cell>
          <table:table-cell office:value-type="string">
            <text:p>weighted sum</text:p>
          </table:table-cell>
          <table:table-cell office:value-type="string">
            <text:p>widely used</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ynthetic service (sim)</text:p>
          </table:table-cell>
          <table:table-cell table:number-columns-repeated="2" office:value-type="string">
            <text:p>Unknown</text:p>
          </table:table-cell>
          <table:table-cell office:value-type="float" office:value="25">
            <text:p>25</text:p>
          </table:table-cell>
          <table:table-cell office:value-type="float" office:value="1">
            <text:p>1</text:p>
          </table:table-cell>
          <table:table-cell office:value-type="string">
            <text:p>QoS change</text:p>
          </table:table-cell>
        </table:table-row>
        <table:table-row table:style-name="ro12">
          <table:table-cell office:value-type="string">
            <text:p>2012-35</text:p>
          </table:table-cell>
          <table:table-cell table:style-name="ce1" office:value-type="string">
            <text:p>ES</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12 objectives, e.g., cpu usage</text:p>
          </table:table-cell>
          <table:table-cell office:value-type="string">
            <text:p>n/a</text:p>
          </table:table-cell>
          <table:table-cell office:value-type="string">
            <text:p>hierarchical</text:p>
          </table:table-cell>
          <table:table-cell office:value-type="string">
            <text:p>more important one has higher priority</text:p>
          </table:table-cell>
          <table:table-cell office:value-type="string">
            <text:p>given by engineers</text:p>
          </table:table-cell>
          <table:table-cell office:value-type="string">
            <text:p>hierarchical</text:p>
          </table:table-cell>
          <table:table-cell office:value-type="string">
            <text:p>objective</text:p>
          </table:table-cell>
          <table:table-cell office:value-type="string">
            <text:p>unknown</text:p>
          </table:table-cell>
          <table:table-cell office:value-type="string">
            <text:p>component sepcification</text:p>
          </table:table-cell>
          <table:table-cell office:value-type="string">
            <text:p>unknown</text:p>
          </table:table-cell>
          <table:table-cell office:value-type="string">
            <text:p>representation, fitness</text:p>
          </table:table-cell>
          <table:table-cell office:value-type="string">
            <text:p>Apache web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 (3)</text:p>
          </table:table-cell>
        </table:table-row>
        <table:table-row table:style-name="ro13">
          <table:table-cell office:value-type="string">
            <text:p>2012-42</text:p>
          </table:table-cell>
          <table:table-cell table:style-name="ce1" office:value-type="string">
            <text:p>ES</text:p>
          </table:table-cell>
          <table:table-cell office:value-type="string">
            <text:p>unknown</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profit and throughput</text:p>
          </table:table-cell>
          <table:table-cell office:value-type="string">
            <text:p>n/a</text:p>
          </table:table-cell>
          <table:table-cell office:value-type="string">
            <text:p>hierarchical</text:p>
          </table:table-cell>
          <table:table-cell office:value-type="string">
            <text:p>more important one has higher priority</text:p>
          </table:table-cell>
          <table:table-cell office:value-type="string">
            <text:p>given by engineers</text:p>
          </table:table-cell>
          <table:table-cell office:value-type="string">
            <text:p>hierarchical</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online course registration system (data)</text:p>
          </table:table-cell>
          <table:table-cell table:number-columns-repeated="2" office:value-type="string">
            <text:p>Unknown</text:p>
          </table:table-cell>
          <table:table-cell table:number-columns-repeated="2" office:value-type="float" office:value="1">
            <text:p>1</text:p>
          </table:table-cell>
          <table:table-cell office:value-type="string">
            <text:p>workload and operational error change</text:p>
          </table:table-cell>
        </table:table-row>
        <table:table-row table:style-name="ro14">
          <table:table-cell office:value-type="string">
            <text:p>2012-43</text:p>
          </table:table-cell>
          <table:table-cell office:value-type="string">
            <text:p>RS</text:p>
          </table:table-cell>
          <table:table-cell office:value-type="string">
            <text:p>unknown</text:p>
          </table:table-cell>
          <table:table-cell office:value-type="float" office:value="1">
            <text:p>1</text:p>
          </table:table-cell>
          <table:table-cell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throughput, response time, cpu</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ManagedRoaming Web services (sim)</text:p>
          </table:table-cell>
          <table:table-cell table:number-columns-repeated="2" office:value-type="string">
            <text:p>Unknown</text:p>
          </table:table-cell>
          <table:table-cell table:number-columns-repeated="2" office:value-type="float" office:value="1">
            <text:p>1</text:p>
          </table:table-cell>
          <table:table-cell office:value-type="string">
            <text:p>QoS change</text:p>
          </table:table-cell>
        </table:table-row>
        <table:table-row table:style-name="ro15">
          <table:table-cell office:value-type="string">
            <text:p>2012-47</text:p>
          </table:table-cell>
          <table:table-cell office:value-type="string">
            <text:p>GS</text:p>
          </table:table-cell>
          <table:table-cell office:value-type="string">
            <text:p>unknown</text:p>
          </table:table-cell>
          <table:table-cell office:value-type="float" office:value="1">
            <text:p>1</text:p>
          </table:table-cell>
          <table:table-cell office:value-type="float" office:value="7">
            <text:p>7</text:p>
          </table:table-cell>
          <table:table-cell office:value-type="string">
            <text:p>prediction</text:p>
          </table:table-cell>
          <table:table-cell office:value-type="string">
            <text:p>managed</text:p>
          </table:table-cell>
          <table:table-cell office:value-type="string">
            <text:p>analysis</text:p>
          </table:table-cell>
          <table:table-cell office:value-type="string">
            <text:p>Self-configuration</text:p>
          </table:table-cell>
          <table:table-cell office:value-type="string">
            <text:p>accuracy</text:p>
          </table:table-cell>
          <table:table-cell table:number-columns-repeated="5" office:value-type="string">
            <text:p>n/a</text:p>
          </table:table-cell>
          <table:table-cell office:value-type="string">
            <text:p>objective</text:p>
          </table:table-cell>
          <table:table-cell office:value-type="string">
            <text:p>unknown</text:p>
          </table:table-cell>
          <table:table-cell office:value-type="string">
            <text:p>predictor features, accuracy goal</text:p>
          </table:table-cell>
          <table:table-cell office:value-type="string">
            <text:p>essential</text:p>
          </table:table-cell>
          <table:table-cell office:value-type="string">
            <text:p>representation, fitness</text:p>
          </table:table-cell>
          <table:table-cell office:value-type="string">
            <text:p>IBM Smart Cloud Enterprise (data)</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 (4)</text:p>
          </table:table-cell>
        </table:table-row>
        <table:table-row table:style-name="ro16">
          <table:table-cell office:value-type="string">
            <text:p>2012-143</text:p>
          </table:table-cell>
          <table:table-cell table:style-name="ce1" office:value-type="string">
            <text:p>ES</text:p>
          </table:table-cell>
          <table:table-cell office:value-type="string">
            <text:p>The considered system has very small configuration space</text:p>
          </table:table-cell>
          <table:table-cell table:number-columns-repeated="2" office:value-type="float" office:value="1">
            <text:p>1</text:p>
          </table:table-cell>
          <table:table-cell office:value-type="string">
            <text:p>deployment</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response time, quality and cost, (but up to 100)</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objective</text:p>
          </table:table-cell>
          <table:table-cell office:value-type="string">
            <text:p>unknown</text:p>
          </table:table-cell>
          <table:table-cell office:value-type="string">
            <text:p>tactics and strategy</text:p>
          </table:table-cell>
          <table:table-cell office:value-type="string">
            <text:p>Explainable to the admin</text:p>
          </table:table-cell>
          <table:table-cell office:value-type="string">
            <text:p>representation, fitness</text:p>
          </table:table-cell>
          <table:table-cell office:value-type="string">
            <text:p>Netbw (real)</text:p>
          </table:table-cell>
          <table:table-cell office:value-type="string">
            <text:p>Unknown</text:p>
          </table:table-cell>
          <table:table-cell office:value-type="float" office:value="4">
            <text:p>4</text:p>
          </table:table-cell>
          <table:table-cell table:number-columns-repeated="2" office:value-type="float" office:value="1">
            <text:p>1</text:p>
          </table:table-cell>
          <table:table-cell office:value-type="string">
            <text:p>workload change</text:p>
          </table:table-cell>
        </table:table-row>
        <table:table-row table:style-name="ro17">
          <table:table-cell office:value-type="string">
            <text:p>2013-24</text:p>
          </table:table-cell>
          <table:table-cell office:value-type="string">
            <text:p><text:span text:style-name="T1">GA (used)</text:span>, ES</text:p>
          </table:table-cell>
          <table:table-cell office:value-type="string">
            <text:p>since it has been proven to be efficient and produces nearly-optimal results</text:p>
          </table:table-cell>
          <table:table-cell table:number-columns-repeated="2"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Validity (handle by dropping the invalid ones)</text:p>
          </table:table-cell>
          <table:table-cell table:number-columns-repeated="5" office:value-type="string">
            <text:p>n/a</text:p>
          </table:table-cell>
          <table:table-cell office:value-type="string">
            <text:p>objective</text:p>
          </table:table-cell>
          <table:table-cell office:value-type="string">
            <text:p>unknown</text:p>
          </table:table-cell>
          <table:table-cell office:value-type="string">
            <text:p>feature model</text:p>
          </table:table-cell>
          <table:table-cell table:style-name="ce1" office:value-type="string">
            <text:p>The feature model can better represent variability</text:p>
          </table:table-cell>
          <table:table-cell office:value-type="string">
            <text:p>representation, fitness</text:p>
          </table:table-cell>
          <table:table-cell office:value-type="string">
            <text:p>AFM (synthetic-mobile, sim)</text:p>
          </table:table-cell>
          <table:table-cell office:value-type="string">
            <text:p>suitable to evaluate GA given small number of valid configuration and large sapce</text:p>
          </table:table-cell>
          <table:table-cell office:value-type="string">
            <text:p>2^81</text:p>
          </table:table-cell>
          <table:table-cell table:number-columns-repeated="2" office:value-type="float" office:value="1">
            <text:p>1</text:p>
          </table:table-cell>
          <table:table-cell office:value-type="string">
            <text:p>resource change</text:p>
          </table:table-cell>
        </table:table-row>
        <table:table-row table:style-name="ro18">
          <table:table-cell office:value-type="string">
            <text:p>2013-30</text:p>
          </table:table-cell>
          <table:table-cell office:value-type="string">
            <text:p>LINGO (NLP) solver</text:p>
          </table:table-cell>
          <table:table-cell office:value-type="string">
            <text:p>computation time is acceptable</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cost</text:p>
          </table:table-cell>
          <table:table-cell office:value-type="string">
            <text:p>performance, availability and reliability</text:p>
          </table:table-cell>
          <table:table-cell table:number-columns-repeated="4" office:value-type="string">
            <text:p>n/a</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mart phone mobile (s)</text:p>
          </table:table-cell>
          <table:table-cell table:number-columns-repeated="2" office:value-type="string">
            <text:p>Unknown</text:p>
          </table:table-cell>
          <table:table-cell table:number-columns-repeated="2" office:value-type="float" office:value="1">
            <text:p>1</text:p>
          </table:table-cell>
          <table:table-cell office:value-type="string">
            <text:p>service QoS/availability change</text:p>
          </table:table-cell>
        </table:table-row>
        <table:table-row table:style-name="ro19">
          <table:table-cell office:value-type="string">
            <text:p>2013-72</text:p>
          </table:table-cell>
          <table:table-cell office:value-type="string">
            <text:p>IP solver</text:p>
          </table:table-cell>
          <table:table-cell office:value-type="string">
            <text:p>always get optimal results</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4 goals, e.g., response time</text:p>
          </table:table-cell>
          <table:table-cell office:value-type="string">
            <text:p>dependency</text:p>
          </table:table-cell>
          <table:table-cell office:value-type="string">
            <text:p>weighted sum</text:p>
          </table:table-cell>
          <table:table-cell office:value-type="string">
            <text:p>unknown</text:p>
          </table:table-cell>
          <table:table-cell office:value-type="string">
            <text:p>equal weight by default</text:p>
          </table:table-cell>
          <table:table-cell table:number-columns-repeated="2" office:value-type="string">
            <text:p>utility</text:p>
          </table:table-cell>
          <table:table-cell office:value-type="string">
            <text:p>unknown</text:p>
          </table:table-cell>
          <table:table-cell office:value-type="string">
            <text:p>feature model</text:p>
          </table:table-cell>
          <table:table-cell office:value-type="string">
            <text:p>The feature model is used to identify the current system configuration in terms of a feature selection string.</text:p>
          </table:table-cell>
          <table:table-cell office:value-type="string">
            <text:p>representation, fitness</text:p>
          </table:table-cell>
          <table:table-cell office:value-type="string">
            <text:p>TRS (real)</text:p>
          </table:table-cell>
          <table:table-cell office:value-type="string">
            <text:p>Unknown</text:p>
          </table:table-cell>
          <table:table-cell office:value-type="string">
            <text:p>30 x 10^22</text:p>
          </table:table-cell>
          <table:table-cell table:number-columns-repeated="2" office:value-type="float" office:value="1">
            <text:p>1</text:p>
          </table:table-cell>
          <table:table-cell office:value-type="string">
            <text:p>workload change (4)</text:p>
          </table:table-cell>
        </table:table-row>
        <table:table-row table:style-name="ro20">
          <table:table-cell office:value-type="string">
            <text:p>2013-75</text:p>
          </table:table-cell>
          <table:table-cell table:style-name="ce1" office:value-type="string">
            <text:p>ILP solver (CPLEX, MLKL, SA,<text:span text:style-name="T1"> </text:span><text:span text:style-name="T2">KLSA (chosen)</text:span></text:p>
          </table:table-cell>
          <table:table-cell table:style-name="ce1" office:value-type="string">
            <text:p>ILP solver (CPLEX) (small problem find good answer), MLKL, SA, KLSA</text:p>
          </table:table-cell>
          <table:table-cell office:value-type="float" office:value="4">
            <text:p>4</text:p>
          </table:table-cell>
          <table:table-cell office:value-type="float" office:value="5">
            <text:p>5</text:p>
          </table:table-cell>
          <table:table-cell office:value-type="string">
            <text:p>deployment</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graph cut</text:p>
          </table:table-cell>
          <table:table-cell office:value-type="string">
            <text:p>Resource, one-to-one machine-node</text:p>
          </table:table-cell>
          <table:table-cell table:number-columns-repeated="4" office:value-type="string">
            <text:p>n/a</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Eppstein power law generator (data)</text:p>
          </table:table-cell>
          <table:table-cell office:value-type="string">
            <text:p>Unknown</text:p>
          </table:table-cell>
          <table:table-cell office:value-type="float" office:value="100">
            <text:p>100</text:p>
          </table:table-cell>
          <table:table-cell table:number-columns-repeated="2" office:value-type="float" office:value="1">
            <text:p>1</text:p>
          </table:table-cell>
          <table:table-cell office:value-type="string">
            <text:p>workload change</text:p>
          </table:table-cell>
        </table:table-row>
        <table:table-row table:style-name="ro21">
          <table:table-cell office:value-type="string">
            <text:p>2013-92</text:p>
          </table:table-cell>
          <table:table-cell table:style-name="ce1" office:value-type="string">
            <text:p>ES</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Up to 10 qos</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discrete-event simulation (sim)</text:p>
          </table:table-cell>
          <table:table-cell office:value-type="string">
            <text:p>no other support available for the problem </text:p>
          </table:table-cell>
          <table:table-cell office:value-type="float" office:value="200">
            <text:p>200</text:p>
          </table:table-cell>
          <table:table-cell office:value-type="string">
            <text:p>1 (special)</text:p>
          </table:table-cell>
          <table:table-cell office:value-type="float" office:value="1">
            <text:p>1</text:p>
          </table:table-cell>
          <table:table-cell office:value-type="string">
            <text:p>workload change</text:p>
          </table:table-cell>
        </table:table-row>
        <table:table-row table:style-name="ro22">
          <table:table-cell office:value-type="string">
            <text:p>2014-25</text:p>
          </table:table-cell>
          <table:table-cell office:value-type="string">
            <text:p>RS</text:p>
          </table:table-cell>
          <table:table-cell office:value-type="string">
            <text:p>search space too large</text:p>
          </table:table-cell>
          <table:table-cell office:value-type="float" office:value="1">
            <text:p>1</text:p>
          </table:table-cell>
          <table:table-cell office:value-type="float" office:value="5">
            <text:p>5</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through put and cost</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ynthetic-service system (sim)</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23">
          <table:table-cell office:value-type="string">
            <text:p>2014-25a</text:p>
          </table:table-cell>
          <table:table-cell office:value-type="string">
            <text:p>FastPGA</text:p>
          </table:table-cell>
          <table:table-cell office:value-type="string">
            <text:p>widely used</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3-6 objectives</text:p>
          </table:table-cell>
          <table:table-cell office:value-type="string">
            <text:p>n/a</text:p>
          </table:table-cell>
          <table:table-cell office:value-type="string">
            <text:p>Pareto, but evaluated by weighted product</text:p>
          </table:table-cell>
          <table:table-cell office:value-type="string">
            <text:p>validity as additional objective</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feature model</text:p>
          </table:table-cell>
          <table:table-cell office:value-type="string">
            <text:p>essential</text:p>
          </table:table-cell>
          <table:table-cell office:value-type="string">
            <text:p>representation, fitness</text:p>
          </table:table-cell>
          <table:table-cell office:value-type="string">
            <text:p>DaaS (sim), Betty (sim)</text:p>
          </table:table-cell>
          <table:table-cell office:value-type="string">
            <text:p>Well-known tool</text:p>
          </table:table-cell>
          <table:table-cell office:value-type="string">
            <text:p>DaaS (1053184), betty (up to 2.15 x 10^9)</text:p>
          </table:table-cell>
          <table:table-cell office:value-type="float" office:value="5">
            <text:p>5</text:p>
          </table:table-cell>
          <table:table-cell office:value-type="float" office:value="2">
            <text:p>2</text:p>
          </table:table-cell>
          <table:table-cell office:value-type="string">
            <text:p>requirement change</text:p>
          </table:table-cell>
        </table:table-row>
        <table:table-row table:style-name="ro24">
          <table:table-cell office:value-type="string">
            <text:p>2014-39</text:p>
          </table:table-cell>
          <table:table-cell table:style-name="ce1" office:value-type="string">
            <text:p>ES</text:p>
          </table:table-cell>
          <table:table-cell office:value-type="string">
            <text:p>unknown</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erformance and cost</text:p>
          </table:table-cell>
          <table:table-cell office:value-type="string">
            <text:p>n/a</text:p>
          </table:table-cell>
          <table:table-cell office:value-type="string">
            <text:p>weighted sum</text:p>
          </table:table-cell>
          <table:table-cell office:value-type="string">
            <text:p>consider trade-offs among multiple po- tentially conflicting objectives</text:p>
          </table:table-cell>
          <table:table-cell office:value-type="string">
            <text:p>given by engineers</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Znn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25">
          <table:table-cell office:value-type="string">
            <text:p>2014-40</text:p>
          </table:table-cell>
          <table:table-cell table:style-name="ce1" office:value-type="string">
            <text:p>ES</text:p>
          </table:table-cell>
          <table:table-cell office:value-type="string">
            <text:p>unknown</text:p>
          </table:table-cell>
          <table:table-cell office:value-type="float" office:value="1">
            <text:p>1</text:p>
          </table:table-cell>
          <table:table-cell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9 objectives</text:p>
          </table:table-cell>
          <table:table-cell office:value-type="string">
            <text:p>n/a</text:p>
          </table:table-cell>
          <table:table-cell office:value-type="string">
            <text:p>weighted sum</text:p>
          </table:table-cell>
          <table:table-cell office:value-type="string">
            <text:p>more important one has higher priority</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goal model</text:p>
          </table:table-cell>
          <table:table-cell office:value-type="string">
            <text:p>better representation of stakeholders' need</text:p>
          </table:table-cell>
          <table:table-cell office:value-type="string">
            <text:p>representation, fitness</text:p>
          </table:table-cell>
          <table:table-cell office:value-type="string">
            <text:p>online shopping benchmark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18">
          <table:table-cell office:value-type="string">
            <text:p>2014-41</text:p>
          </table:table-cell>
          <table:table-cell table:style-name="ce2" office:value-type="string">
            <text:p>Interval Programming solver</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 objective</text:p>
          </table:table-cell>
          <table:table-cell office:value-type="string">
            <text:p>cost</text:p>
          </table:table-cell>
          <table:table-cell table:number-columns-repeated="4" office:value-type="string">
            <text:p>n/a</text:p>
          </table:table-cell>
          <table:table-cell office:value-type="string">
            <text:p>objective</text:p>
          </table:table-cell>
          <table:table-cell office:value-type="string">
            <text:p>unknown</text:p>
          </table:table-cell>
          <table:table-cell table:style-name="ce1" office:value-type="string">
            <text:p>System features, system goal M- not really DP/CTMC <text:s/>as it is not directly related to the search algorithm</text:p>
          </table:table-cell>
          <table:table-cell office:value-type="string">
            <text:p>essential</text:p>
          </table:table-cell>
          <table:table-cell office:value-type="string">
            <text:p>representation, fitness</text:p>
          </table:table-cell>
          <table:table-cell office:value-type="string">
            <text:p>UUV (sim)</text:p>
          </table:table-cell>
          <table:table-cell office:value-type="string">
            <text:p>Unknown</text:p>
          </table:table-cell>
          <table:table-cell office:value-type="string">
            <text:p>up to 39 x 10^13</text:p>
          </table:table-cell>
          <table:table-cell office:value-type="float" office:value="3">
            <text:p>3</text:p>
          </table:table-cell>
          <table:table-cell office:value-type="float" office:value="1">
            <text:p>1</text:p>
          </table:table-cell>
          <table:table-cell office:value-type="string">
            <text:p>operating conditions change</text:p>
          </table:table-cell>
        </table:table-row>
        <table:table-row table:style-name="ro26">
          <table:table-cell office:value-type="string">
            <text:p>2014-44</text:p>
          </table:table-cell>
          <table:table-cell office:value-type="string">
            <text:p>(1+1) EA</text:p>
          </table:table-cell>
          <table:table-cell office:value-type="string">
            <text:p>sacrifices searching power for ex- ecution speed.</text:p>
          </table:table-cell>
          <table:table-cell office:value-type="float" office:value="1">
            <text:p>1</text:p>
          </table:table-cell>
          <table:table-cell office:value-type="float" office:value="2">
            <text:p>2</text:p>
          </table:table-cell>
          <table:table-cell office:value-type="string">
            <text:p>Testing</text:p>
          </table:table-cell>
          <table:table-cell office:value-type="string">
            <text:p>managing</text:p>
          </table:table-cell>
          <table:table-cell office:value-type="string">
            <text:p>Execute</text:p>
          </table:table-cell>
          <table:table-cell office:value-type="string">
            <text:p>Self-optimization, self-configuration, self-healing</text:p>
          </table:table-cell>
          <table:table-cell office:value-type="string">
            <text:p>expected outcome match, validity</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VS (sim)</text:p>
          </table:table-cell>
          <table:table-cell table:number-columns-repeated="2" office:value-type="string">
            <text:p>Unknown</text:p>
          </table:table-cell>
          <table:table-cell table:number-columns-repeated="2" office:value-type="float" office:value="1">
            <text:p>1</text:p>
          </table:table-cell>
          <table:table-cell office:value-type="string">
            <text:p>amount, location, and distribution of dirt</text:p>
          </table:table-cell>
        </table:table-row>
        <table:table-row table:style-name="ro27">
          <table:table-cell office:value-type="string">
            <text:p>2014-48</text:p>
          </table:table-cell>
          <table:table-cell office:value-type="string">
            <text:p>GA (underpin a tool)</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response time, cost</text:p>
          </table:table-cell>
          <table:table-cell office:value-type="string">
            <text:p>n/a</text:p>
          </table:table-cell>
          <table:table-cell office:value-type="string">
            <text:p>weighted sum</text:p>
          </table:table-cell>
          <table:table-cell office:value-type="string">
            <text:p>, prioritize the impact on the response time over the impact on the utilization.</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PEC- jEnterprise20101</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 (3)</text:p>
          </table:table-cell>
        </table:table-row>
        <table:table-row table:style-name="ro27">
          <table:table-cell office:value-type="string">
            <text:p>2015-27</text:p>
          </table:table-cell>
          <table:table-cell office:value-type="string">
            <text:p>multi-armed bandit problem solvers</text:p>
          </table:table-cell>
          <table:table-cell office:value-type="string">
            <text:p>By em- ploying bandit solvers in each camera, we are able to obtain global outcomes which are comparable with the exhaustively calculated Pareto efficient frontier arising from static heterogeneity</text:p>
          </table:table-cell>
          <table:table-cell table:number-columns-repeated="2" office:value-type="float" office:value="1">
            <text:p>1</text:p>
          </table:table-cell>
          <table:table-cell office:value-type="string">
            <text:p>configuration, deployment</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camera utility, invitation sent</text:p>
          </table:table-cell>
          <table:table-cell office:value-type="string">
            <text:p>n/a</text:p>
          </table:table-cell>
          <table:table-cell office:value-type="string">
            <text:p>weighted sum</text:p>
          </table:table-cell>
          <table:table-cell office:value-type="string">
            <text:p>less affecting results than solver, and it is widely used</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Camsim (sim), real (datal)</text:p>
          </table:table-cell>
          <table:table-cell office:value-type="string">
            <text:p>Unknown</text:p>
          </table:table-cell>
          <table:table-cell office:value-type="string">
            <text:p>up to 2.8 x 10^12</text:p>
          </table:table-cell>
          <table:table-cell table:number-columns-repeated="2" office:value-type="float" office:value="12">
            <text:p>12</text:p>
          </table:table-cell>
          <table:table-cell office:value-type="string">
            <text:p>object movement</text:p>
          </table:table-cell>
        </table:table-row>
        <table:table-row table:style-name="ro28">
          <table:table-cell office:value-type="string">
            <text:p>2015-31</text:p>
          </table:table-cell>
          <table:table-cell office:value-type="string">
            <text:p>GA</text:p>
          </table:table-cell>
          <table:table-cell office:value-type="string">
            <text:p>applying GAs can be highly appropriate when the solutions space is very wide and it is not af- fordable to evaluate all of them due to a lack of resources and time.</text:p>
          </table:table-cell>
          <table:table-cell table:number-columns-repeated="2"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 objective</text:p>
          </table:table-cell>
          <table:table-cell office:value-type="string">
            <text:p>validity, (dropping the invalid ones)</text:p>
          </table:table-cell>
          <table:table-cell table:number-columns-repeated="4" office:value-type="string">
            <text:p>n/a</text:p>
          </table:table-cell>
          <table:table-cell office:value-type="string">
            <text:p>objective</text:p>
          </table:table-cell>
          <table:table-cell office:value-type="string">
            <text:p>unknown</text:p>
          </table:table-cell>
          <table:table-cell office:value-type="string">
            <text:p>feature model</text:p>
          </table:table-cell>
          <table:table-cell office:value-type="string">
            <text:p>The feature model can better represent variability</text:p>
          </table:table-cell>
          <table:table-cell office:value-type="string">
            <text:p>representation, fitness</text:p>
          </table:table-cell>
          <table:table-cell office:value-type="string">
            <text:p>Synthetic-FM (sim)</text:p>
          </table:table-cell>
          <table:table-cell office:value-type="string">
            <text:p>Unknown</text:p>
          </table:table-cell>
          <table:table-cell office:value-type="float" office:value="16128">
            <text:p>16128</text:p>
          </table:table-cell>
          <table:table-cell table:number-columns-repeated="2" office:value-type="float" office:value="1">
            <text:p>1</text:p>
          </table:table-cell>
          <table:table-cell office:value-type="string">
            <text:p>resource change</text:p>
          </table:table-cell>
        </table:table-row>
        <table:table-row table:style-name="ro29">
          <table:table-cell office:value-type="string">
            <text:p>2015-37</text:p>
          </table:table-cell>
          <table:table-cell office:value-type="string">
            <text:p><text:span text:style-name="T1">NSGA-II, SPEA2, MOCell</text:span>, RS</text:p>
          </table:table-cell>
          <table:table-cell office:value-type="string">
            <text:p>established algorithm</text:p>
          </table:table-cell>
          <table:table-cell table:number-columns-repeated="2"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latency, reliability, cost</text:p>
          </table:table-cell>
          <table:table-cell office:value-type="string">
            <text:p>preference constraint (assigned penalty during search)</text:p>
          </table:table-cell>
          <table:table-cell office:value-type="string">
            <text:p>Pareto</text:p>
          </table:table-cell>
          <table:table-cell office:value-type="string">
            <text:p>first use</text:p>
          </table:table-cell>
          <table:table-cell office:value-type="string">
            <text:p>n/a</text:p>
          </table:table-cell>
          <table:table-cell office:value-type="string">
            <text:p>leave to the engineer</text:p>
          </table:table-cell>
          <table:table-cell office:value-type="string">
            <text:p>objective, epsilon, HV, IGD</text:p>
          </table:table-cell>
          <table:table-cell office:value-type="string">
            <text:p>epsilon (convergence), HV and IGD (convergence and diversity)</text:p>
          </table:table-cell>
          <table:table-cell office:value-type="string">
            <text:p>MDP/CTMC (questionable?)</text:p>
          </table:table-cell>
          <table:table-cell office:value-type="string">
            <text:p>reliable verification of software</text:p>
          </table:table-cell>
          <table:table-cell office:value-type="string">
            <text:p>representation, fitness</text:p>
          </table:table-cell>
          <table:table-cell office:value-type="string">
            <text:p>DPM, FX</text:p>
          </table:table-cell>
          <table:table-cell office:value-type="string">
            <text:p>real world</text:p>
          </table:table-cell>
          <table:table-cell office:value-type="string">
            <text:p>DPM (8 x 10^14), FX (7.22 x 10^86)</text:p>
          </table:table-cell>
          <table:table-cell office:value-type="float" office:value="6">
            <text:p>6</text:p>
          </table:table-cell>
          <table:table-cell office:value-type="float" office:value="2">
            <text:p>2</text:p>
          </table:table-cell>
          <table:table-cell office:value-type="string">
            <text:p>workload change</text:p>
          </table:table-cell>
        </table:table-row>
        <table:table-row table:style-name="ro19">
          <table:table-cell office:value-type="string">
            <text:p>2015-41</text:p>
          </table:table-cell>
          <table:table-cell office:value-type="string">
            <text:p>NSGA-II, IBEA, MOCHC, MOCell, PAES, SPEA2</text:p>
          </table:table-cell>
          <table:table-cell office:value-type="string">
            <text:p>unknown</text:p>
          </table:table-cell>
          <table:table-cell table:number-columns-repeated="2" office:value-type="float" office:value="6">
            <text:p>6</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sability, battery, memory</text:p>
          </table:table-cell>
          <table:table-cell/>
          <table:table-cell office:value-type="string">
            <text:p>Pareto</text:p>
          </table:table-cell>
          <table:table-cell office:value-type="string">
            <text:p>unknown</text:p>
          </table:table-cell>
          <table:table-cell office:value-type="string">
            <text:p>n/a</text:p>
          </table:table-cell>
          <table:table-cell office:value-type="string">
            <text:p>leave to the engineer</text:p>
          </table:table-cell>
          <table:table-cell office:value-type="string">
            <text:p>objective, HV, IGD</text:p>
          </table:table-cell>
          <table:table-cell office:value-type="string">
            <text:p>commonly used</text:p>
          </table:table-cell>
          <table:table-cell office:value-type="string">
            <text:p>feature model</text:p>
          </table:table-cell>
          <table:table-cell office:value-type="string">
            <text:p>standard to specify variability, to ensure validity of solution</text:p>
          </table:table-cell>
          <table:table-cell office:value-type="string">
            <text:p>representation, fitness, operator</text:p>
          </table:table-cell>
          <table:table-cell office:value-type="string">
            <text:p>12 data of FM</text:p>
          </table:table-cell>
          <table:table-cell office:value-type="string">
            <text:p>widely used SPL</text:p>
          </table:table-cell>
          <table:table-cell office:value-type="string">
            <text:p>various</text:p>
          </table:table-cell>
          <table:table-cell table:number-columns-repeated="2" office:value-type="float" office:value="12">
            <text:p>12</text:p>
          </table:table-cell>
          <table:table-cell office:value-type="string">
            <text:p>resource change</text:p>
          </table:table-cell>
        </table:table-row>
        <table:table-row table:style-name="ro30">
          <table:table-cell office:value-type="string">
            <text:p>2015-45</text:p>
          </table:table-cell>
          <table:table-cell office:value-type="string">
            <text:p>dynamic programming algorithm</text:p>
          </table:table-cell>
          <table:table-cell office:value-type="string">
            <text:p>unknown</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7 objective</text:p>
          </table:table-cell>
          <table:table-cell office:value-type="string">
            <text:p>preference, dependency</text:p>
          </table:table-cell>
          <table:table-cell office:value-type="string">
            <text:p>weighted sum</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 not really MDP/CTMC as they are not used with the search algorithm directly</text:p>
          </table:table-cell>
          <table:table-cell office:value-type="string">
            <text:p>reliable verification of software</text:p>
          </table:table-cell>
          <table:table-cell office:value-type="string">
            <text:p>representation, fitness</text:p>
          </table:table-cell>
          <table:table-cell office:value-type="string">
            <text:p>UUV (sim)</text:p>
          </table:table-cell>
          <table:table-cell table:number-columns-repeated="2" office:value-type="string">
            <text:p>Unknown</text:p>
          </table:table-cell>
          <table:table-cell office:value-type="string">
            <text:p>1, 3 is only part of the parameter in the decnetralized system</text:p>
          </table:table-cell>
          <table:table-cell office:value-type="float" office:value="1">
            <text:p>1</text:p>
          </table:table-cell>
          <table:table-cell office:value-type="string">
            <text:p>operating conditions change</text:p>
          </table:table-cell>
        </table:table-row>
        <table:table-row table:style-name="ro31">
          <table:table-cell office:value-type="string">
            <text:p>2015-49</text:p>
          </table:table-cell>
          <table:table-cell office:value-type="string">
            <text:p>binary search</text:p>
          </table:table-cell>
          <table:table-cell office:value-type="string">
            <text:p>it is guaranteed to converge and it is still effective compared to a simple linear search.</text:p>
          </table:table-cell>
          <table:table-cell table:number-columns-repeated="2" office:value-type="float" office:value="1">
            <text:p>1</text:p>
          </table:table-cell>
          <table:table-cell office:value-type="string">
            <text:p>configuration</text:p>
          </table:table-cell>
          <table:table-cell office:value-type="string">
            <text:p>managed</text:p>
          </table:table-cell>
          <table:table-cell office:value-type="string">
            <text:p>analysis</text:p>
          </table:table-cell>
          <table:table-cell office:value-type="string">
            <text:p>Self-configuration</text:p>
          </table:table-cell>
          <table:table-cell office:value-type="string">
            <text:p>Load intensity</text:p>
          </table:table-cell>
          <table:table-cell table:number-columns-repeated="5" office:value-type="string">
            <text:p>n/a</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cloudstack and AWS (real)</text:p>
          </table:table-cell>
          <table:table-cell table:number-columns-repeated="2" office:value-type="string">
            <text:p>Unknown</text:p>
          </table:table-cell>
          <table:table-cell table:number-columns-repeated="2" office:value-type="float" office:value="2">
            <text:p>2</text:p>
          </table:table-cell>
          <table:table-cell office:value-type="string">
            <text:p>workload change</text:p>
          </table:table-cell>
        </table:table-row>
        <table:table-row table:style-name="ro32">
          <table:table-cell office:value-type="string">
            <text:p>2015-58</text:p>
          </table:table-cell>
          <table:table-cell table:style-name="ce1" office:value-type="string">
            <text:p>ES</text:p>
          </table:table-cell>
          <table:table-cell office:value-type="string">
            <text:p>search space can be reduced greatly</text:p>
          </table:table-cell>
          <table:table-cell table:number-columns-repeated="2" office:value-type="float" office:value="1">
            <text:p>1</text:p>
          </table:table-cell>
          <table:table-cell office:value-type="string">
            <text:p>configuration</text:p>
          </table:table-cell>
          <table:table-cell office:value-type="string">
            <text:p>managed</text:p>
          </table:table-cell>
          <table:table-cell office:value-type="string">
            <text:p>planning</text:p>
          </table:table-cell>
          <table:table-cell office:value-type="string">
            <text:p>Self-optimization, self-configuration</text:p>
          </table:table-cell>
          <table:table-cell office:value-type="string">
            <text:p>3 different objectives on the subject</text:p>
          </table:table-cell>
          <table:table-cell office:value-type="string">
            <text:p>preference</text:p>
          </table:table-cell>
          <table:table-cell office:value-type="string">
            <text:p>hierarchical</text:p>
          </table:table-cell>
          <table:table-cell office:value-type="string">
            <text:p>unknown</text:p>
          </table:table-cell>
          <table:table-cell office:value-type="string">
            <text:p>given by engineers</text:p>
          </table:table-cell>
          <table:table-cell table:number-columns-repeated="2"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mobile (real), radar (sim), synthetic service (sim)</text:p>
          </table:table-cell>
          <table:table-cell table:number-columns-repeated="2" office:value-type="string">
            <text:p>Unknown</text:p>
          </table:table-cell>
          <table:table-cell table:number-columns-repeated="2" office:value-type="float" office:value="3">
            <text:p>3</text:p>
          </table:table-cell>
          <table:table-cell office:value-type="string">
            <text:p>workload change and others</text:p>
          </table:table-cell>
        </table:table-row>
        <table:table-row table:style-name="ro33">
          <table:table-cell office:value-type="string">
            <text:p>2015-61</text:p>
          </table:table-cell>
          <table:table-cell office:value-type="string">
            <text:p>RS, <text:span text:style-name="T1">NSGA-II</text:span></text:p>
          </table:table-cell>
          <table:table-cell office:value-type="string">
            <text:p>unknown</text:p>
          </table:table-cell>
          <table:table-cell office:value-type="float" office:value="2">
            <text:p>2</text:p>
          </table:table-cell>
          <table:table-cell office:value-type="float" office:value="4">
            <text:p>4</text:p>
          </table:table-cell>
          <table:table-cell office:value-type="string">
            <text:p>code improvement</text:p>
          </table:table-cell>
          <table:table-cell office:value-type="string">
            <text:p>managed</text:p>
          </table:table-cell>
          <table:table-cell office:value-type="string">
            <text:p>planning</text:p>
          </table:table-cell>
          <table:table-cell office:value-type="string">
            <text:p>Self-optimization, self-configuration</text:p>
          </table:table-cell>
          <table:table-cell office:value-type="string">
            <text:p>latency and memory</text:p>
          </table:table-cell>
          <table:table-cell office:value-type="string">
            <text:p>n/a</text:p>
          </table:table-cell>
          <table:table-cell office:value-type="string">
            <text:p>Pareto</text:p>
          </table:table-cell>
          <table:table-cell office:value-type="string">
            <text:p>unknown</text:p>
          </table:table-cell>
          <table:table-cell office:value-type="string">
            <text:p>n/a</text:p>
          </table:table-cell>
          <table:table-cell office:value-type="string">
            <text:p>leave to the engineer</text:p>
          </table:table-cell>
          <table:table-cell office:value-type="string">
            <text:p>objective, HV, CI</text:p>
          </table:table-cell>
          <table:table-cell office:value-type="string">
            <text:p>unknown</text:p>
          </table:table-cell>
          <table:table-cell office:value-type="string">
            <text:p>AST</text:p>
          </table:table-cell>
          <table:table-cell office:value-type="string">
            <text:p>unknown</text:p>
          </table:table-cell>
          <table:table-cell office:value-type="string">
            <text:p>representation, fitness, operator</text:p>
          </table:table-cell>
          <table:table-cell office:value-type="string">
            <text:p>4 real programs</text:p>
          </table:table-cell>
          <table:table-cell table:number-columns-repeated="2" office:value-type="string">
            <text:p>Unknown</text:p>
          </table:table-cell>
          <table:table-cell table:number-columns-repeated="2" office:value-type="float" office:value="4">
            <text:p>4</text:p>
          </table:table-cell>
          <table:table-cell office:value-type="string">
            <text:p>job size</text:p>
          </table:table-cell>
        </table:table-row>
        <table:table-row table:style-name="ro34">
          <table:table-cell office:value-type="string">
            <text:p>2016-15</text:p>
          </table:table-cell>
          <table:table-cell office:value-type="string">
            <text:p><text:span text:style-name="T1">FastPGA, NSGA-II</text:span>, RS</text:p>
          </table:table-cell>
          <table:table-cell office:value-type="string">
            <text:p>widely used</text:p>
          </table:table-cell>
          <table:table-cell table:number-columns-repeated="2"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table:style-name="ce1" office:value-type="string">
            <text:p>3-6 objectives</text:p>
          </table:table-cell>
          <table:table-cell office:value-type="string">
            <text:p>validity as additional objective</text:p>
          </table:table-cell>
          <table:table-cell office:value-type="string">
            <text:p>Pareto, but evaluated by weighted product</text:p>
          </table:table-cell>
          <table:table-cell office:value-type="string">
            <text:p>have been used</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feature model</text:p>
          </table:table-cell>
          <table:table-cell office:value-type="string">
            <text:p>essential</text:p>
          </table:table-cell>
          <table:table-cell office:value-type="string">
            <text:p>representation, fitness</text:p>
          </table:table-cell>
          <table:table-cell office:value-type="string">
            <text:p>5 FM (sim)</text:p>
          </table:table-cell>
          <table:table-cell office:value-type="string">
            <text:p>Well-known tool</text:p>
          </table:table-cell>
          <table:table-cell office:value-type="string">
            <text:p>Unknown</text:p>
          </table:table-cell>
          <table:table-cell office:value-type="float" office:value="5">
            <text:p>5</text:p>
          </table:table-cell>
          <table:table-cell office:value-type="float" office:value="1">
            <text:p>1</text:p>
          </table:table-cell>
          <table:table-cell office:value-type="string">
            <text:p>requirement change</text:p>
          </table:table-cell>
        </table:table-row>
        <table:table-row table:style-name="ro35">
          <table:table-cell office:value-type="string">
            <text:p>2016-22</text:p>
          </table:table-cell>
          <table:table-cell office:value-type="string">
            <text:p>No MO algorithm stated</text:p>
          </table:table-cell>
          <table:table-cell office:value-type="string">
            <text:p>since the traditional approach of using multi-attribute utility theory [17], capable of maximizing a single expected utility that summarizes all the considered attributes, has several drawbacks. Namely, it is often diffi- cult to formulate an utility function which correctly models the optimization problem. Moreover, such an approach would require a precise assessment of the relative relevance of the goals to achieve.</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erformance and cost</text:p>
          </table:table-cell>
          <table:table-cell office:value-type="string">
            <text:p>preference</text:p>
          </table:table-cell>
          <table:table-cell office:value-type="string">
            <text:p>Pareto</text:p>
          </table:table-cell>
          <table:table-cell table:style-name="ce1" office:value-type="string">
            <text:p>since the traditional approach of using multi-attribute utility theory [17], capable of maximizing a single expected utility that summarizes all the considered attributes, has several drawbacks. Namely, it is often diffi- cult to formulate an utility function which correctly models the optimization problem. Moreover, such an approach would require a precise assessment of the relative relevance of the goals to achieve.</text:p>
          </table:table-cell>
          <table:table-cell office:value-type="string">
            <text:p>n/a</text:p>
          </table:table-cell>
          <table:table-cell office:value-type="string">
            <text:p>selected by prefer objective and preference</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mart home (sim)</text:p>
          </table:table-cell>
          <table:table-cell table:number-columns-repeated="2" office:value-type="string">
            <text:p>Unknown</text:p>
          </table:table-cell>
          <table:table-cell table:number-columns-repeated="2" office:value-type="float" office:value="1">
            <text:p>1</text:p>
          </table:table-cell>
          <table:table-cell office:value-type="string">
            <text:p>signal state</text:p>
          </table:table-cell>
        </table:table-row>
        <table:table-row table:style-name="ro36">
          <table:table-cell office:value-type="string">
            <text:p>2016-26</text:p>
          </table:table-cell>
          <table:table-cell office:value-type="string">
            <text:p><text:span text:style-name="T1">HGAPSO (used, break into 2)</text:span>, GA, PSO, BB</text:p>
          </table:table-cell>
          <table:table-cell office:value-type="string">
            <text:p>improvement on convergence and for differnet problem aspects</text:p>
          </table:table-cell>
          <table:table-cell table:number-columns-repeated="2"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energy and utilization</text:p>
          </table:table-cell>
          <table:table-cell office:value-type="string">
            <text:p>n/a</text:p>
          </table:table-cell>
          <table:table-cell office:value-type="string">
            <text:p>weight sum with ED</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datacenter (real)</text:p>
          </table:table-cell>
          <table:table-cell table:number-columns-repeated="2" office:value-type="string">
            <text:p>Unknown</text:p>
          </table:table-cell>
          <table:table-cell table:number-columns-repeated="2" office:value-type="float" office:value="4">
            <text:p>4</text:p>
          </table:table-cell>
          <table:table-cell/>
        </table:table-row>
        <table:table-row table:style-name="ro37">
          <table:table-cell office:value-type="string">
            <text:p>2016-28</text:p>
          </table:table-cell>
          <table:table-cell office:value-type="string">
            <text:p><text:span text:style-name="T1">ES (used)</text:span>, Sequential Quadratic Programming</text:p>
          </table:table-cell>
          <table:table-cell office:value-type="string">
            <text:p>unknown</text:p>
          </table:table-cell>
          <table:table-cell table:number-columns-repeated="2" office:value-type="float" office:value="2">
            <text:p>2</text:p>
          </table:table-cell>
          <table:table-cell office:value-type="string">
            <text:p>deployment,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erformance, CPU usage</text:p>
          </table:table-cell>
          <table:table-cell office:value-type="string">
            <text:p>n/a</text:p>
          </table:table-cell>
          <table:table-cell office:value-type="string">
            <text:p>weighted sum</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goal model</text:p>
          </table:table-cell>
          <table:table-cell office:value-type="string">
            <text:p>unknown</text:p>
          </table:table-cell>
          <table:table-cell office:value-type="string">
            <text:p>representation, fitness</text:p>
          </table:table-cell>
          <table:table-cell office:value-type="string">
            <text:p>shopping cart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38">
          <table:table-cell office:value-type="string">
            <text:p>2016-34</text:p>
          </table:table-cell>
          <table:table-cell office:value-type="string">
            <text:p>simplex</text:p>
          </table:table-cell>
          <table:table-cell office:value-type="string">
            <text:p>Widely used, The simplex method was proven to always find an optimal solution (if it exists) to a linear problem [22, 23], such as the one formulated in Section 3.3.</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3 objective on two subject</text:p>
          </table:table-cell>
          <table:table-cell office:value-type="string">
            <text:p>n/a</text:p>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UUV (sim), synthetic service (sim)</text:p>
          </table:table-cell>
          <table:table-cell table:number-columns-repeated="2" office:value-type="string">
            <text:p>Unknown</text:p>
          </table:table-cell>
          <table:table-cell table:number-columns-repeated="2" office:value-type="float" office:value="2">
            <text:p>2</text:p>
          </table:table-cell>
          <table:table-cell office:value-type="string">
            <text:p>workload/operating conditions change</text:p>
          </table:table-cell>
        </table:table-row>
        <table:table-row table:style-name="ro39">
          <table:table-cell office:value-type="string">
            <text:p>2016-34a</text:p>
          </table:table-cell>
          <table:table-cell office:value-type="string">
            <text:p>dynamic programming algorithm</text:p>
          </table:table-cell>
          <table:table-cell office:value-type="string">
            <text:p>unknown</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 (response time)</text:p>
          </table:table-cell>
          <table:table-cell table:number-columns-repeated="4" office:value-type="string">
            <text:p>n/a</text:p>
          </table:table-cell>
          <table:table-cell office:value-type="string">
            <text:p>utility</text:p>
          </table:table-cell>
          <table:table-cell office:value-type="string">
            <text:p>objective</text:p>
          </table:table-cell>
          <table:table-cell office:value-type="string">
            <text:p>unknown</text:p>
          </table:table-cell>
          <table:table-cell office:value-type="string">
            <text:p>Alloy, MDP, tactics</text:p>
          </table:table-cell>
          <table:table-cell office:value-type="string">
            <text:p>unknown</text:p>
          </table:table-cell>
          <table:table-cell office:value-type="string">
            <text:p>representation, fitness</text:p>
          </table:table-cell>
          <table:table-cell office:value-type="string">
            <text:p>RUBiS (real)</text:p>
          </table:table-cell>
          <table:table-cell office:value-type="string">
            <text:p>widely used SAS</text:p>
          </table:table-cell>
          <table:table-cell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40">
          <table:table-cell office:value-type="string">
            <text:p>2016-48</text:p>
          </table:table-cell>
          <table:table-cell office:value-type="string">
            <text:p>distance, GS, BB</text:p>
          </table:table-cell>
          <table:table-cell office:value-type="string">
            <text:p>good discussed reasons including pros and cons</text:p>
          </table:table-cell>
          <table:table-cell table:number-columns-repeated="2"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distance, expectation</text:p>
          </table:table-cell>
          <table:table-cell office:value-type="string">
            <text:p>n/a</text:p>
          </table:table-cell>
          <table:table-cell office:value-type="string">
            <text:p>weighted product</text:p>
          </table:table-cell>
          <table:table-cell office:value-type="string">
            <text:p>unknown</text:p>
          </table:table-cell>
          <table:table-cell office:value-type="string">
            <text:p>equal weight by default</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social media (data)</text:p>
          </table:table-cell>
          <table:table-cell table:number-columns-repeated="2" office:value-type="string">
            <text:p>Unknown</text:p>
          </table:table-cell>
          <table:table-cell table:number-columns-repeated="2" office:value-type="float" office:value="1">
            <text:p>1</text:p>
          </table:table-cell>
          <table:table-cell table:style-name="ce1" office:value-type="string">
            <text:p>operating conditions change</text:p>
          </table:table-cell>
        </table:table-row>
        <table:table-row table:style-name="ro41">
          <table:table-cell office:value-type="string">
            <text:p>2016-104</text:p>
          </table:table-cell>
          <table:table-cell office:value-type="string">
            <text:p><text:span text:style-name="T1">GA (used, with initial ones generated by GS)</text:span>, ES, RS, GS</text:p>
          </table:table-cell>
          <table:table-cell office:value-type="string">
            <text:p>unknown</text:p>
          </table:table-cell>
          <table:table-cell table:number-columns-repeated="2"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cost</text:p>
          </table:table-cell>
          <table:table-cell table:number-columns-repeated="4" office:value-type="string">
            <text:p>n/a</text:p>
          </table:table-cell>
          <table:table-cell office:value-type="string">
            <text:p>cost</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cloud (real, but private)</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 (4+1)</text:p>
          </table:table-cell>
        </table:table-row>
        <table:table-row table:style-name="ro42">
          <table:table-cell office:value-type="string">
            <text:p>2017-11</text:p>
          </table:table-cell>
          <table:table-cell office:value-type="string">
            <text:p><text:span text:style-name="T1">ES (used)</text:span>, CPLEX</text:p>
          </table:table-cell>
          <table:table-cell office:value-type="string">
            <text:p>unknown</text:p>
          </table:table-cell>
          <table:table-cell office:value-type="float" office:value="2">
            <text:p>2</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healing</text:p>
          </table:table-cell>
          <table:table-cell office:value-type="string">
            <text:p>utility</text:p>
          </table:table-cell>
          <table:table-cell office:value-type="string">
            <text:p>n/a</text:p>
          </table:table-cell>
          <table:table-cell office:value-type="string">
            <text:p>weighted sum</text:p>
          </table:table-cell>
          <table:table-cell office:value-type="string">
            <text:p>The weights represent the preferences of the user/developer and the result is the utility of the given architecture</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tactics and strategy</text:p>
          </table:table-cell>
          <table:table-cell office:value-type="string">
            <text:p>unknown</text:p>
          </table:table-cell>
          <table:table-cell office:value-type="string">
            <text:p>representation, fitness</text:p>
          </table:table-cell>
          <table:table-cell office:value-type="string">
            <text:p>mRUBiS (sim?)</text:p>
          </table:table-cell>
          <table:table-cell table:number-columns-repeated="2" office:value-type="string">
            <text:p>Unknown</text:p>
          </table:table-cell>
          <table:table-cell table:number-columns-repeated="2" office:value-type="float" office:value="1">
            <text:p>1</text:p>
          </table:table-cell>
          <table:table-cell office:value-type="string">
            <text:p>workload/failure change (4)</text:p>
          </table:table-cell>
        </table:table-row>
        <table:table-row table:style-name="ro43">
          <table:table-cell office:value-type="string">
            <text:p>2017-11a</text:p>
          </table:table-cell>
          <table:table-cell office:value-type="string">
            <text:p><text:span text:style-name="T1">IP CPLEX solver (used)</text:span>, Random, ES</text:p>
          </table:table-cell>
          <table:table-cell office:value-type="string">
            <text:p>widely used</text:p>
          </table:table-cell>
          <table:table-cell office:value-type="float" office:value="3">
            <text:p>3</text:p>
          </table:table-cell>
          <table:table-cell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cost, reliability, response time, throughput</text:p>
          </table:table-cell>
          <table:table-cell office:value-type="string">
            <text:p>preference</text:p>
          </table:table-cell>
          <table:table-cell office:value-type="string">
            <text:p>weighted sum</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QWS (data)</text:p>
          </table:table-cell>
          <table:table-cell office:value-type="string">
            <text:p>Well-used dataset</text:p>
          </table:table-cell>
          <table:table-cell office:value-type="string">
            <text:p>Unknown</text:p>
          </table:table-cell>
          <table:table-cell table:number-columns-repeated="2" office:value-type="float" office:value="1">
            <text:p>1</text:p>
          </table:table-cell>
          <table:table-cell office:value-type="string">
            <text:p>service QoS/availability change</text:p>
          </table:table-cell>
        </table:table-row>
        <table:table-row table:style-name="ro44">
          <table:table-cell office:value-type="string">
            <text:p>2017-13</text:p>
          </table:table-cell>
          <table:table-cell office:value-type="string">
            <text:p>Quadratic Programming solver</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2-5 objectives on 3 subject</text:p>
          </table:table-cell>
          <table:table-cell office:value-type="string">
            <text:p>range</text:p>
          </table:table-cell>
          <table:table-cell office:value-type="string">
            <text:p>weighted sum</text:p>
          </table:table-cell>
          <table:table-cell office:value-type="string">
            <text:p>unknown</text:p>
          </table:table-cell>
          <table:table-cell office:value-type="string">
            <text:p>given by engineers (state equal goal is balanced)</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video (real), radar (sim), synthetic service (sim)</text:p>
          </table:table-cell>
          <table:table-cell table:number-columns-repeated="2" office:value-type="string">
            <text:p>Unknown</text:p>
          </table:table-cell>
          <table:table-cell table:number-columns-repeated="2" office:value-type="float" office:value="3">
            <text:p>3</text:p>
          </table:table-cell>
          <table:table-cell office:value-type="string">
            <text:p>different extents of changes</text:p>
          </table:table-cell>
        </table:table-row>
        <table:table-row table:style-name="ro45">
          <table:table-cell office:value-type="string">
            <text:p>2017-14</text:p>
          </table:table-cell>
          <table:table-cell table:style-name="ce3" office:value-type="string">
            <text:p>NSGA-II (used)<text:span text:style-name="T2">, RS</text:span></text:p>
          </table:table-cell>
          <table:table-cell office:value-type="string">
            <text:p>unknown</text:p>
          </table:table-cell>
          <table:table-cell table:number-columns-repeated="2"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text:s/>2 objectives on two subject</text:p>
          </table:table-cell>
          <table:table-cell office:value-type="string">
            <text:p>preference</text:p>
          </table:table-cell>
          <table:table-cell office:value-type="string">
            <text:p>Pareto</text:p>
          </table:table-cell>
          <table:table-cell office:value-type="string">
            <text:p>unknown</text:p>
          </table:table-cell>
          <table:table-cell office:value-type="string">
            <text:p>n/a</text:p>
          </table:table-cell>
          <table:table-cell office:value-type="string">
            <text:p>leave to the engineer</text:p>
          </table:table-cell>
          <table:table-cell office:value-type="string">
            <text:p>Objective, IGD, epsilon</text:p>
          </table:table-cell>
          <table:table-cell office:value-type="string">
            <text:p>IGD for convergence and diversity, with preference</text:p>
          </table:table-cell>
          <table:table-cell office:value-type="string">
            <text:p>CTMC/preference</text:p>
          </table:table-cell>
          <table:table-cell office:value-type="string">
            <text:p>reliable verification of software</text:p>
          </table:table-cell>
          <table:table-cell office:value-type="string">
            <text:p>representation, fitness and environmental selection</text:p>
          </table:table-cell>
          <table:table-cell office:value-type="string">
            <text:p>GFS (real) and WC (real)</text:p>
          </table:table-cell>
          <table:table-cell table:number-columns-repeated="2" office:value-type="string">
            <text:p>Unknown</text:p>
          </table:table-cell>
          <table:table-cell office:value-type="float" office:value="6">
            <text:p>6</text:p>
          </table:table-cell>
          <table:table-cell office:value-type="float" office:value="2">
            <text:p>2</text:p>
          </table:table-cell>
          <table:table-cell office:value-type="string">
            <text:p>workload change</text:p>
          </table:table-cell>
        </table:table-row>
        <table:table-row table:style-name="ro15">
          <table:table-cell office:value-type="string">
            <text:p>2017-14a</text:p>
          </table:table-cell>
          <table:table-cell table:style-name="ce1" office:value-type="string">
            <text:p>ES</text:p>
          </table:table-cell>
          <table:table-cell office:value-type="string">
            <text:p>unknown</text:p>
          </table:table-cell>
          <table:table-cell table:number-columns-repeated="2" office:value-type="float" office:value="1">
            <text:p>1</text:p>
          </table:table-cell>
          <table:table-cell office:value-type="string">
            <text:p>Requirement Obstacles</text:p>
          </table:table-cell>
          <table:table-cell office:value-type="string">
            <text:p>managing</text:p>
          </table:table-cell>
          <table:table-cell office:value-type="string">
            <text:p>analysis</text:p>
          </table:table-cell>
          <table:table-cell office:value-type="string">
            <text:p>Self-optimization, self-configuration</text:p>
          </table:table-cell>
          <table:table-cell office:value-type="string">
            <text:p>differnet goal, did not said</text:p>
          </table:table-cell>
          <table:table-cell/>
          <table:table-cell office:value-type="string">
            <text:p>weighted sum</text:p>
          </table:table-cell>
          <table:table-cell office:value-type="string">
            <text:p>unknown</text:p>
          </table:table-cell>
          <table:table-cell office:value-type="string">
            <text:p>given by engineers (state equal goal is balanced)</text:p>
          </table:table-cell>
          <table:table-cell office:value-type="string">
            <text:p>utility</text:p>
          </table:table-cell>
          <table:table-cell office:value-type="string">
            <text:p>utility, objective</text:p>
          </table:table-cell>
          <table:table-cell office:value-type="string">
            <text:p>unknown</text:p>
          </table:table-cell>
          <table:table-cell office:value-type="string">
            <text:p>System features, system goal → not really goal model as the goal strcuture has not been used directly in the search algorithm</text:p>
          </table:table-cell>
          <table:table-cell office:value-type="string">
            <text:p>better representation of stakeholders' need</text:p>
          </table:table-cell>
          <table:table-cell office:value-type="string">
            <text:p>representation, fitness</text:p>
          </table:table-cell>
          <table:table-cell office:value-type="string">
            <text:p>ambulance dispatching system (sim)</text:p>
          </table:table-cell>
          <table:table-cell table:number-columns-repeated="2" office:value-type="string">
            <text:p>Unknown</text:p>
          </table:table-cell>
          <table:table-cell table:number-columns-repeated="2" office:value-type="float" office:value="1">
            <text:p>1</text:p>
          </table:table-cell>
          <table:table-cell office:value-type="string">
            <text:p>user behaviours change (3)</text:p>
          </table:table-cell>
        </table:table-row>
        <table:table-row table:style-name="ro15">
          <table:table-cell office:value-type="string">
            <text:p>2017-14b</text:p>
          </table:table-cell>
          <table:table-cell table:style-name="ce1" office:value-type="string">
            <text:p>ES</text:p>
          </table:table-cell>
          <table:table-cell office:value-type="string">
            <text:p>unknown</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response time</text:p>
          </table:table-cell>
          <table:table-cell table:number-columns-repeated="4" office:value-type="string">
            <text:p>n/a</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web server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 (4)</text:p>
          </table:table-cell>
        </table:table-row>
        <table:table-row table:style-name="ro46">
          <table:table-cell office:value-type="string">
            <text:p>2017-17</text:p>
          </table:table-cell>
          <table:table-cell office:value-type="string">
            <text:p>GP</text:p>
          </table:table-cell>
          <table:table-cell office:value-type="string">
            <text:p>unknown</text:p>
          </table:table-cell>
          <table:table-cell table:number-columns-repeated="2" office:value-type="float" office:value="1">
            <text:p>1</text:p>
          </table:table-cell>
          <table:table-cell office:value-type="string">
            <text:p>code improvement</text:p>
          </table:table-cell>
          <table:table-cell office:value-type="string">
            <text:p>managing</text:p>
          </table:table-cell>
          <table:table-cell office:value-type="string">
            <text:p>planning</text:p>
          </table:table-cell>
          <table:table-cell office:value-type="string">
            <text:p>Self-healing</text:p>
          </table:table-cell>
          <table:table-cell office:value-type="string">
            <text:p>functionality correctness</text:p>
          </table:table-cell>
          <table:table-cell table:number-columns-repeated="4" office:value-type="string">
            <text:p>n/a</text:p>
          </table:table-cell>
          <table:table-cell office:value-type="string">
            <text:p>utility</text:p>
          </table:table-cell>
          <table:table-cell office:value-type="string">
            <text:p>objective</text:p>
          </table:table-cell>
          <table:table-cell office:value-type="string">
            <text:p>unknown</text:p>
          </table:table-cell>
          <table:table-cell office:value-type="string">
            <text:p>AST</text:p>
          </table:table-cell>
          <table:table-cell office:value-type="string">
            <text:p>unknown</text:p>
          </table:table-cell>
          <table:table-cell office:value-type="string">
            <text:p>representation, fitness, operator</text:p>
          </table:table-cell>
          <table:table-cell office:value-type="string">
            <text:p>Janus (real)</text:p>
          </table:table-cell>
          <table:table-cell table:number-columns-repeated="2" office:value-type="string">
            <text:p>Unknown</text:p>
          </table:table-cell>
          <table:table-cell table:number-columns-repeated="2" office:value-type="float" office:value="1">
            <text:p>1</text:p>
          </table:table-cell>
          <table:table-cell office:value-type="string">
            <text:p>job size</text:p>
          </table:table-cell>
        </table:table-row>
        <table:table-row table:style-name="ro47">
          <table:table-cell office:value-type="string">
            <text:p>2017-22</text:p>
          </table:table-cell>
          <table:table-cell office:value-type="string">
            <text:p><text:span text:style-name="T1">ACO (used),</text:span><text:span text:style-name="T2"> NSGA-II, HC, RS</text:span></text:p>
          </table:table-cell>
          <table:table-cell office:value-type="string">
            <text:p>NSGA-II commonly used, others unknown</text:p>
          </table:table-cell>
          <table:table-cell office:value-type="float" office:value="4">
            <text:p>4</text:p>
          </table:table-cell>
          <table:table-cell office:value-type="float" office:value="5">
            <text:p>5</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response time, throughput, avaiability, reliability and cost</text:p>
          </table:table-cell>
          <table:table-cell office:value-type="string">
            <text:p>resource constraint</text:p>
          </table:table-cell>
          <table:table-cell office:value-type="string">
            <text:p>Pareto</text:p>
          </table:table-cell>
          <table:table-cell office:value-type="string">
            <text:p>Nevertheless, weighted-sum of objectives requires human intervention to carefully design and tune the weights for the objectives, which is often an extremely complex and error-prone exercise. In addition, finding the right weights in advance is extremely difficult in the presence of QoS inter- ference, as it is difficult to presume the relative importance of the services and their levels of importance. On the other hand, a single aggregation can track the search in a smaller search space and the resulted decisions are driven by coarser and less information about the trade-offs surface. In other words, the optimality and diversity of the resulted trade- offs decisions tend to be limited and therefore causing it difficult to achieve well-compromised trade-offs.</text:p>
          </table:table-cell>
          <table:table-cell office:value-type="string">
            <text:p>n/a</text:p>
          </table:table-cell>
          <table:table-cell office:value-type="string">
            <text:p>knee</text:p>
          </table:table-cell>
          <table:table-cell office:value-type="string">
            <text:p>objective, C, GD</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Cloud system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48">
          <table:table-cell office:value-type="string">
            <text:p>2017-44</text:p>
          </table:table-cell>
          <table:table-cell office:value-type="string">
            <text:p>GA</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Self-configuration</text:p>
          </table:table-cell>
          <table:table-cell office:value-type="string">
            <text:p>number of completed vechile</text:p>
          </table:table-cell>
          <table:table-cell office:value-type="string">
            <text:p>freshness</text:p>
          </table:table-cell>
          <table:table-cell table:number-columns-repeated="3" office:value-type="string">
            <text:p>n/a</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road network (sim)</text:p>
          </table:table-cell>
          <table:table-cell table:number-columns-repeated="2" office:value-type="string">
            <text:p>Unknown</text:p>
          </table:table-cell>
          <table:table-cell table:number-columns-repeated="2" office:value-type="float" office:value="1">
            <text:p>1</text:p>
          </table:table-cell>
          <table:table-cell office:value-type="string">
            <text:p>traffic change</text:p>
          </table:table-cell>
        </table:table-row>
        <table:table-row table:style-name="ro49">
          <table:table-cell office:value-type="string">
            <text:p>2018-5</text:p>
          </table:table-cell>
          <table:table-cell office:value-type="string">
            <text:p>pseudo-boolean optimization=&gt; NaPS solver</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 of all service features</text:p>
          </table:table-cell>
          <table:table-cell office:value-type="string">
            <text:p>reliability preference, validity constraint</text:p>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feature model</text:p>
          </table:table-cell>
          <table:table-cell office:value-type="string">
            <text:p>Unknown</text:p>
          </table:table-cell>
          <table:table-cell office:value-type="string">
            <text:p>representation, fitness</text:p>
          </table:table-cell>
          <table:table-cell office:value-type="string">
            <text:p>betty (sim)</text:p>
          </table:table-cell>
          <table:table-cell office:value-type="string">
            <text:p>Unknown</text:p>
          </table:table-cell>
          <table:table-cell office:value-type="string">
            <text:p>up to 2000</text:p>
          </table:table-cell>
          <table:table-cell table:number-columns-repeated="2" office:value-type="float" office:value="1">
            <text:p>1</text:p>
          </table:table-cell>
          <table:table-cell office:value-type="string">
            <text:p>QoS change</text:p>
          </table:table-cell>
        </table:table-row>
        <table:table-row table:style-name="ro50">
          <table:table-cell office:value-type="string">
            <text:p>2018-6</text:p>
          </table:table-cell>
          <table:table-cell office:value-type="string">
            <text:p>(MILP) CPLEX solver</text:p>
          </table:table-cell>
          <table:table-cell office:value-type="string">
            <text:p>unknown</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latency and energy</text:p>
          </table:table-cell>
          <table:table-cell office:value-type="string">
            <text:p>correctness</text:p>
          </table:table-cell>
          <table:table-cell office:value-type="string">
            <text:p>weighted sum</text:p>
          </table:table-cell>
          <table:table-cell office:value-type="string">
            <text:p>unknown</text:p>
          </table:table-cell>
          <table:table-cell office:value-type="string">
            <text:p>Dynamically updated</text:p>
          </table:table-cell>
          <table:table-cell office:value-type="string">
            <text:p>utility</text:p>
          </table:table-cell>
          <table:table-cell office:value-type="string">
            <text:p>objective</text:p>
          </table:table-cell>
          <table:table-cell office:value-type="string">
            <text:p>unknown</text:p>
          </table:table-cell>
          <table:table-cell office:value-type="string">
            <text:p>feature model</text:p>
          </table:table-cell>
          <table:table-cell table:style-name="ce4" office:value-type="string">
            <text:p>are an established means to deal with the complexity of the large number of con guration options, capturing runtime variability and context dependencies of a con gurable software system</text:p>
          </table:table-cell>
          <table:table-cell office:value-type="string">
            <text:p>representation, fitness</text:p>
          </table:table-cell>
          <table:table-cell office:value-type="string">
            <text:p>Simon- strator 2.5</text:p>
          </table:table-cell>
          <table:table-cell table:number-columns-repeated="2" office:value-type="string">
            <text:p>Unknown</text:p>
          </table:table-cell>
          <table:table-cell table:number-columns-repeated="2" office:value-type="float" office:value="1">
            <text:p>1</text:p>
          </table:table-cell>
          <table:table-cell office:value-type="string">
            <text:p>node change (9)</text:p>
          </table:table-cell>
        </table:table-row>
        <table:table-row table:style-name="ro47">
          <table:table-cell office:value-type="string">
            <text:p>2018-6a</text:p>
          </table:table-cell>
          <table:table-cell office:value-type="string">
            <text:p>MOEAD-STM, GA</text:p>
          </table:table-cell>
          <table:table-cell office:value-type="string">
            <text:p>These planners are chosen as they are widely-adopted and capable to make e ective, black- box planning under highly-variable SAS as the one we consider</text:p>
          </table:table-cell>
          <table:table-cell office:value-type="string">
            <text:p>1 (2)</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energy and latency</text:p>
          </table:table-cell>
          <table:table-cell office:value-type="string">
            <text:p>n/a</text:p>
          </table:table-cell>
          <table:table-cell office:value-type="string">
            <text:p>weighted sum, pareto</text:p>
          </table:table-cell>
          <table:table-cell office:value-type="string">
            <text:p>unknown</text:p>
          </table:table-cell>
          <table:table-cell office:value-type="string">
            <text:p>equal weight by default</text:p>
          </table:table-cell>
          <table:table-cell office:value-type="string">
            <text:p>utility, knee</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RUBiS (real)</text:p>
          </table:table-cell>
          <table:table-cell office:value-type="string">
            <text:p>Unknown</text:p>
          </table:table-cell>
          <table:table-cell office:value-type="string">
            <text:p>1.3 x 10^16</text:p>
          </table:table-cell>
          <table:table-cell table:number-columns-repeated="2" office:value-type="float" office:value="1">
            <text:p>1</text:p>
          </table:table-cell>
          <table:table-cell office:value-type="string">
            <text:p>workload change</text:p>
          </table:table-cell>
        </table:table-row>
        <table:table-row table:style-name="ro51">
          <table:table-cell office:value-type="string">
            <text:p>2018-6b</text:p>
          </table:table-cell>
          <table:table-cell office:value-type="string">
            <text:p>NSGA-II</text:p>
          </table:table-cell>
          <table:table-cell office:value-type="string">
            <text:p>because it is regarded as one of the most popular algo- rithms in the SBSE community.</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latency, throughput, cost</text:p>
          </table:table-cell>
          <table:table-cell office:value-type="string">
            <text:p>n/a</text:p>
          </table:table-cell>
          <table:table-cell office:value-type="string">
            <text:p>Pareto</text:p>
          </table:table-cell>
          <table:table-cell office:value-type="string">
            <text:p>they are not scalable and can incur high computational overhead when the search space becomes large, which is common for modem service systems. (ii) They rely on aggregation of objectives which cannot properly re- veal the trade-o <text:s/>of the problems and it is often di cult to correctly weight the aggregation.</text:p>
          </table:table-cell>
          <table:table-cell office:value-type="string">
            <text:p>n/a</text:p>
          </table:table-cell>
          <table:table-cell office:value-type="string">
            <text:p>leave to the engineer</text:p>
          </table:table-cell>
          <table:table-cell office:value-type="string">
            <text:p>HV, objective</text:p>
          </table:table-cell>
          <table:table-cell office:value-type="string">
            <text:p>an provide a combined qual- ity of convergence and diversity. HV is arguably the most popular metric in multiobjective optimization, thanks to its desirable theoretical properties (e.g., strictly compatible with Pareto dominance) and usability (e.g., no need of a reference set that represents the Pareto optimal front). In addition, HV tends to be more appropriate than the other metrics when the preferences over di erent objectives are unclear</text:p>
          </table:table-cell>
          <table:table-cell office:value-type="string">
            <text:p>seed</text:p>
          </table:table-cell>
          <table:table-cell office:value-type="string">
            <text:p>speed up and do not waste valuable experience</text:p>
          </table:table-cell>
          <table:table-cell office:value-type="string">
            <text:p>representation, fitness, population</text:p>
          </table:table-cell>
          <table:table-cell office:value-type="string">
            <text:p>Synthetic-service/WS-Dream (sim)</text:p>
          </table:table-cell>
          <table:table-cell office:value-type="string">
            <text:p>Unknown</text:p>
          </table:table-cell>
          <table:table-cell office:value-type="string">
            <text:p>up to 3 x 10^30</text:p>
          </table:table-cell>
          <table:table-cell office:value-type="float" office:value="9">
            <text:p>9</text:p>
          </table:table-cell>
          <table:table-cell office:value-type="float" office:value="1">
            <text:p>1</text:p>
          </table:table-cell>
          <table:table-cell office:value-type="string">
            <text:p>QoS change</text:p>
          </table:table-cell>
        </table:table-row>
        <table:table-row table:style-name="ro52">
          <table:table-cell office:value-type="string">
            <text:p>2018-6c</text:p>
          </table:table-cell>
          <table:table-cell office:value-type="string">
            <text:p><text:span text:style-name="T1">GP, SPEA2</text:span>, ES</text:p>
          </table:table-cell>
          <table:table-cell office:value-type="string">
            <text:p>is well-suited for problems with poorly understood search landscapes, and those for which approximate solutions are suitable [37]. Note that these conditions apply to our problem: interacting tactics or quality at- tributes render the search landscape complex; large search spaces may preclude the need for (or feasibility of) computing optimal plans; and sub-optimal plans are often acceptable in real systems.</text:p>
          </table:table-cell>
          <table:table-cell office:value-type="string">
            <text:p>1 (2)</text:p>
          </table:table-cell>
          <table:table-cell office:value-type="float" office:value="3">
            <text:p>3</text:p>
          </table:table-cell>
          <table:table-cell office:value-type="string">
            <text:p>deployment</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rofit, quality, user perceived quality</text:p>
          </table:table-cell>
          <table:table-cell office:value-type="string">
            <text:p>n/a</text:p>
          </table:table-cell>
          <table:table-cell office:value-type="string">
            <text:p>weighted product, pareto</text:p>
          </table:table-cell>
          <table:table-cell office:value-type="string">
            <text:p>Pareto → smooth expliration/explitation of trade-off</text:p>
          </table:table-cell>
          <table:table-cell office:value-type="string">
            <text:p>probability</text:p>
          </table:table-cell>
          <table:table-cell office:value-type="string">
            <text:p>utility, leave to the engineer</text:p>
          </table:table-cell>
          <table:table-cell office:value-type="string">
            <text:p>objective</text:p>
          </table:table-cell>
          <table:table-cell office:value-type="string">
            <text:p>unknown</text:p>
          </table:table-cell>
          <table:table-cell office:value-type="string">
            <text:p>seed, tactics, CTMC</text:p>
          </table:table-cell>
          <table:table-cell office:value-type="string">
            <text:p>Unknown</text:p>
          </table:table-cell>
          <table:table-cell office:value-type="string">
            <text:p>representation, fitness, population, operator</text:p>
          </table:table-cell>
          <table:table-cell office:value-type="string">
            <text:p>Cloud system (sim)</text:p>
          </table:table-cell>
          <table:table-cell office:value-type="string">
            <text:p>Unknown</text:p>
          </table:table-cell>
          <table:table-cell office:value-type="string">
            <text:p>10^37</text:p>
          </table:table-cell>
          <table:table-cell table:number-columns-repeated="2" office:value-type="float" office:value="1">
            <text:p>1</text:p>
          </table:table-cell>
          <table:table-cell office:value-type="string">
            <text:p>workload change (4)</text:p>
          </table:table-cell>
        </table:table-row>
        <table:table-row table:style-name="ro53">
          <table:table-cell office:value-type="string">
            <text:p>2018-8</text:p>
          </table:table-cell>
          <table:table-cell office:value-type="string">
            <text:p>BOGP</text:p>
          </table:table-cell>
          <table:table-cell office:value-type="string">
            <text:p>meet all the four assumptions of the problem</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trip overhead</text:p>
          </table:table-cell>
          <table:table-cell table:number-columns-repeated="4" office:value-type="string">
            <text:p>n/a</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CrowdNav (sim)</text:p>
          </table:table-cell>
          <table:table-cell table:number-columns-repeated="2" office:value-type="string">
            <text:p>Unknown</text:p>
          </table:table-cell>
          <table:table-cell table:number-columns-repeated="2" office:value-type="float" office:value="1">
            <text:p>1</text:p>
          </table:table-cell>
          <table:table-cell office:value-type="string">
            <text:p>traffic change</text:p>
          </table:table-cell>
        </table:table-row>
        <table:table-row table:style-name="ro54">
          <table:table-cell office:value-type="string">
            <text:p>2018-11</text:p>
          </table:table-cell>
          <table:table-cell office:value-type="string">
            <text:p><text:span text:style-name="T1">NSGA-II, SPEA2, MOCell, GA</text:span>, RS</text:p>
          </table:table-cell>
          <table:table-cell office:value-type="string">
            <text:p>established algorithm</text:p>
          </table:table-cell>
          <table:table-cell table:number-columns-repeated="2" office:value-type="float" office:value="5">
            <text:p>5</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3 objective on two subject</text:p>
          </table:table-cell>
          <table:table-cell office:value-type="string">
            <text:p>preference</text:p>
          </table:table-cell>
          <table:table-cell office:value-type="string">
            <text:p>weighted product, pareto</text:p>
          </table:table-cell>
          <table:table-cell office:value-type="string">
            <text:p>Pareto → can inspect the generated solutions to assess the tradeoffs between multiple QoS requirements and make informed decisions about the architecture and parameters of the SUD.</text:p>
          </table:table-cell>
          <table:table-cell office:value-type="string">
            <text:p>given by engineers</text:p>
          </table:table-cell>
          <table:table-cell office:value-type="string">
            <text:p>utility, leave to the engineer</text:p>
          </table:table-cell>
          <table:table-cell office:value-type="string">
            <text:p>objective, epsilon, HV, IGD</text:p>
          </table:table-cell>
          <table:table-cell office:value-type="string">
            <text:p>widely used, and for the right quality aspects</text:p>
          </table:table-cell>
          <table:table-cell office:value-type="string">
            <text:p>CTMC</text:p>
          </table:table-cell>
          <table:table-cell office:value-type="string">
            <text:p>Unknown</text:p>
          </table:table-cell>
          <table:table-cell office:value-type="string">
            <text:p>representation, fitness</text:p>
          </table:table-cell>
          <table:table-cell office:value-type="string">
            <text:p>Fx (real), DPM (real)</text:p>
          </table:table-cell>
          <table:table-cell office:value-type="string">
            <text:p>Unknown</text:p>
          </table:table-cell>
          <table:table-cell office:value-type="string">
            <text:p>Fx (7.22x 10^86)m DPM (8 x 10^14)</text:p>
          </table:table-cell>
          <table:table-cell office:value-type="float" office:value="6">
            <text:p>6</text:p>
          </table:table-cell>
          <table:table-cell office:value-type="float" office:value="2">
            <text:p>2</text:p>
          </table:table-cell>
          <table:table-cell office:value-type="string">
            <text:p>various workload change</text:p>
          </table:table-cell>
        </table:table-row>
        <table:table-row table:style-name="ro55">
          <table:table-cell office:value-type="string">
            <text:p>2018-12</text:p>
          </table:table-cell>
          <table:table-cell office:value-type="string">
            <text:p>MOEAD-STM,NSGA-II,IBEA, GA, BB</text:p>
          </table:table-cell>
          <table:table-cell office:value-type="string">
            <text:p>each of which is a widely used representative of its own category</text:p>
          </table:table-cell>
          <table:table-cell table:number-columns-repeated="2" office:value-type="float" office:value="5">
            <text:p>5</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2 objective on 2 subject</text:p>
          </table:table-cell>
          <table:table-cell office:value-type="string">
            <text:p>correctness</text:p>
          </table:table-cell>
          <table:table-cell office:value-type="string">
            <text:p>pareto</text:p>
          </table:table-cell>
          <table:table-cell office:value-type="string">
            <text:p>the weight sum can be difficult to specify and cannot reveal tradeoff</text:p>
          </table:table-cell>
          <table:table-cell office:value-type="string">
            <text:p>n/a</text:p>
          </table:table-cell>
          <table:table-cell office:value-type="string">
            <text:p>knee</text:p>
          </table:table-cell>
          <table:table-cell office:value-type="string">
            <text:p>objective, HV, ED</text:p>
          </table:table-cell>
          <table:table-cell office:value-type="string">
            <text:p>unknown</text:p>
          </table:table-cell>
          <table:table-cell office:value-type="string">
            <text:p>feature model</text:p>
          </table:table-cell>
          <table:table-cell office:value-type="string">
            <text:p>representation of the vairability</text:p>
          </table:table-cell>
          <table:table-cell office:value-type="string">
            <text:p>representation, fitness, operator</text:p>
          </table:table-cell>
          <table:table-cell office:value-type="string">
            <text:p>RUBiS (real), syhentic-service</text:p>
          </table:table-cell>
          <table:table-cell office:value-type="string">
            <text:p>Unknown</text:p>
          </table:table-cell>
          <table:table-cell office:value-type="string">
            <text:p>RUBiS (1.3x10^16), service (5.6 x 10^18)</text:p>
          </table:table-cell>
          <table:table-cell table:number-columns-repeated="2" office:value-type="float" office:value="2">
            <text:p>2</text:p>
          </table:table-cell>
          <table:table-cell office:value-type="string">
            <text:p>workload change (2,1)</text:p>
          </table:table-cell>
        </table:table-row>
        <table:table-row table:style-name="ro56">
          <table:table-cell office:value-type="string">
            <text:p>2018-12a</text:p>
          </table:table-cell>
          <table:table-cell table:style-name="ce3" office:value-type="string">
            <text:p>NSGA-II (used)<text:span text:style-name="T2">, RS</text:span></text:p>
          </table:table-cell>
          <table:table-cell office:value-type="string">
            <text:p>unknown</text:p>
          </table:table-cell>
          <table:table-cell table:number-columns-repeated="2"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text:s/>2 objectives on two subject</text:p>
          </table:table-cell>
          <table:table-cell office:value-type="string">
            <text:p>preference</text:p>
          </table:table-cell>
          <table:table-cell office:value-type="string">
            <text:p>Pareto</text:p>
          </table:table-cell>
          <table:table-cell office:value-type="string">
            <text:p>first use</text:p>
          </table:table-cell>
          <table:table-cell office:value-type="string">
            <text:p>n/a</text:p>
          </table:table-cell>
          <table:table-cell office:value-type="string">
            <text:p>leave to the engineer</text:p>
          </table:table-cell>
          <table:table-cell office:value-type="string">
            <text:p>Objective, IGD, epsilon</text:p>
          </table:table-cell>
          <table:table-cell office:value-type="string">
            <text:p>IGD for convergence and diversity, with preference</text:p>
          </table:table-cell>
          <table:table-cell office:value-type="string">
            <text:p>CTMC/preference</text:p>
          </table:table-cell>
          <table:table-cell office:value-type="string">
            <text:p>reliable verification of software</text:p>
          </table:table-cell>
          <table:table-cell office:value-type="string">
            <text:p>representation, fitness and environmental selection</text:p>
          </table:table-cell>
          <table:table-cell office:value-type="string">
            <text:p>GFS (real) and WC (real)</text:p>
          </table:table-cell>
          <table:table-cell table:number-columns-repeated="2" office:value-type="string">
            <text:p>Unknown</text:p>
          </table:table-cell>
          <table:table-cell office:value-type="float" office:value="6">
            <text:p>6</text:p>
          </table:table-cell>
          <table:table-cell office:value-type="float" office:value="2">
            <text:p>2</text:p>
          </table:table-cell>
          <table:table-cell office:value-type="string">
            <text:p>workload change</text:p>
          </table:table-cell>
        </table:table-row>
        <table:table-row table:style-name="ro57">
          <table:table-cell office:value-type="string">
            <text:p>2018-15</text:p>
          </table:table-cell>
          <table:table-cell office:value-type="string">
            <text:p>multi-constrained Bellman–Ford algorithm</text:p>
          </table:table-cell>
          <table:table-cell office:value-type="string">
            <text:p>unknown</text:p>
          </table:table-cell>
          <table:table-cell office:value-type="float" office:value="1">
            <text:p>1</text:p>
          </table:table-cell>
          <table:table-cell office:value-type="float" office:value="2">
            <text:p>2</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text:p>
          </table:table-cell>
          <table:table-cell office:value-type="string">
            <text:p>ordering</text:p>
          </table:table-cell>
          <table:table-cell office:value-type="string">
            <text:p>weight sum</text:p>
          </table:table-cell>
          <table:table-cell office:value-type="string">
            <text:p>unknown</text:p>
          </table:table-cell>
          <table:table-cell office:value-type="string">
            <text:p>given by engineers</text:p>
          </table:table-cell>
          <table:table-cell table:number-columns-repeated="2" office:value-type="string">
            <text:p>utility</text:p>
          </table:table-cell>
          <table:table-cell office:value-type="string">
            <text:p>unknown</text:p>
          </table:table-cell>
          <table:table-cell office:value-type="string">
            <text:p>System features, system goal</text:p>
          </table:table-cell>
          <table:table-cell/>
          <table:table-cell office:value-type="string">
            <text:p>representation, fitness</text:p>
          </table:table-cell>
          <table:table-cell office:value-type="string">
            <text:p>Synthetic-service (sim)</text:p>
          </table:table-cell>
          <table:table-cell table:number-columns-repeated="2" office:value-type="string">
            <text:p>Unknown</text:p>
          </table:table-cell>
          <table:table-cell table:number-columns-repeated="2" office:value-type="float" office:value="1">
            <text:p>1</text:p>
          </table:table-cell>
          <table:table-cell office:value-type="string">
            <text:p>qoS change</text:p>
          </table:table-cell>
        </table:table-row>
        <table:table-row table:style-name="ro58">
          <table:table-cell office:value-type="string">
            <text:p>2019-0</text:p>
          </table:table-cell>
          <table:table-cell office:value-type="string">
            <text:p>NSGA-II, MOEAD, IBEA</text:p>
          </table:table-cell>
          <table:table-cell office:value-type="string">
            <text:p>the most widely used, but fundamen- tally distinct MOEAs in the SBSE community.</text:p>
          </table:table-cell>
          <table:table-cell table:number-columns-repeated="2"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latency, throughput, cost</text:p>
          </table:table-cell>
          <table:table-cell office:value-type="string">
            <text:p>n/a</text:p>
          </table:table-cell>
          <table:table-cell office:value-type="string">
            <text:p>Pareto</text:p>
          </table:table-cell>
          <table:table-cell office:value-type="string">
            <text:p>they are not scalable and can incur high computational overhead when the search space becomes large, which is common for modem service systems. (ii) They rely on aggregation of objectives which cannot properly re- veal the trade-o <text:s/>of the problems and it is often di cult to correctly weight the aggregation.</text:p>
          </table:table-cell>
          <table:table-cell office:value-type="string">
            <text:p>n/a</text:p>
          </table:table-cell>
          <table:table-cell office:value-type="string">
            <text:p>leave to the engineer</text:p>
          </table:table-cell>
          <table:table-cell office:value-type="string">
            <text:p>HV, GS, SP, GD, objective</text:p>
          </table:table-cell>
          <table:table-cell office:value-type="string">
            <text:p>measure different quality aspect of the solution set</text:p>
          </table:table-cell>
          <table:table-cell office:value-type="string">
            <text:p>seed</text:p>
          </table:table-cell>
          <table:table-cell office:value-type="string">
            <text:p>speed up and do not waste valuable experience</text:p>
          </table:table-cell>
          <table:table-cell office:value-type="string">
            <text:p>representation, fitness, population</text:p>
          </table:table-cell>
          <table:table-cell office:value-type="string">
            <text:p>Synthetic-service/WS-Dream (sim)</text:p>
          </table:table-cell>
          <table:table-cell office:value-type="string">
            <text:p>Unknown</text:p>
          </table:table-cell>
          <table:table-cell office:value-type="string">
            <text:p>up to 3.73 x 10^202</text:p>
          </table:table-cell>
          <table:table-cell office:value-type="float" office:value="10">
            <text:p>10</text:p>
          </table:table-cell>
          <table:table-cell office:value-type="float" office:value="1">
            <text:p>1</text:p>
          </table:table-cell>
          <table:table-cell office:value-type="string">
            <text:p>QoS change</text:p>
          </table:table-cell>
        </table:table-row>
        <table:table-row table:style-name="ro48">
          <table:table-cell office:value-type="string">
            <text:p>2019-0a</text:p>
          </table:table-cell>
          <table:table-cell office:value-type="string">
            <text:p><text:span text:style-name="T1">NSGA-II, BOGP, Novelty, </text:span>RS</text:p>
          </table:table-cell>
          <table:table-cell office:value-type="string">
            <text:p>as it is a black-box system comprising high-dimensionality and multi-objective character- istics.</text:p>
          </table:table-cell>
          <table:table-cell table:number-columns-repeated="2"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overhead, cost</text:p>
          </table:table-cell>
          <table:table-cell office:value-type="string">
            <text:p>n/a</text:p>
          </table:table-cell>
          <table:table-cell office:value-type="string">
            <text:p>Pareto, weighted sum for novelty search</text:p>
          </table:table-cell>
          <table:table-cell office:value-type="string">
            <text:p>unknown</text:p>
          </table:table-cell>
          <table:table-cell office:value-type="string">
            <text:p>equal weight by default</text:p>
          </table:table-cell>
          <table:table-cell office:value-type="string">
            <text:p>leave to the engineer</text:p>
          </table:table-cell>
          <table:table-cell office:value-type="string">
            <text:p>HV, objective</text:p>
          </table:table-cell>
          <table:table-cell office:value-type="string">
            <text:p>Well-known HV</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CrowdNav (sim)</text:p>
          </table:table-cell>
          <table:table-cell office:value-type="string">
            <text:p>Unknown</text:p>
          </table:table-cell>
          <table:table-cell office:value-type="string">
            <text:p>10^65</text:p>
          </table:table-cell>
          <table:table-cell office:value-type="float" office:value="3">
            <text:p>3</text:p>
          </table:table-cell>
          <table:table-cell office:value-type="float" office:value="1">
            <text:p>1</text:p>
          </table:table-cell>
          <table:table-cell office:value-type="string">
            <text:p>traffic change</text:p>
          </table:table-cell>
        </table:table-row>
        <table:table-row table:style-name="ro59">
          <table:table-cell office:value-type="string">
            <text:p>2019-0b</text:p>
          </table:table-cell>
          <table:table-cell office:value-type="string">
            <text:p><text:span text:style-name="T1">GP, SPEA2</text:span>, ES</text:p>
          </table:table-cell>
          <table:table-cell office:value-type="string">
            <text:p>is well-suited for problems with poorly understood search landscapes, and those for which approximate solutions are suitable [37]. Note that these conditions apply to our problem: interacting tactics or quality at- tributes render the search landscape complex; large search spaces may preclude the need for (or feasibility of) computing optimal plans; and sub-optimal plans are often acceptable in real systems.</text:p>
          </table:table-cell>
          <table:table-cell office:value-type="string">
            <text:p>2 (3)</text:p>
          </table:table-cell>
          <table:table-cell office:value-type="float" office:value="3">
            <text:p>3</text:p>
          </table:table-cell>
          <table:table-cell office:value-type="string">
            <text:p>deployment</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rofit, quality, user perceived quality, another is utility</text:p>
          </table:table-cell>
          <table:table-cell office:value-type="string">
            <text:p>n/a</text:p>
          </table:table-cell>
          <table:table-cell office:value-type="string">
            <text:p>weighted product, pareto</text:p>
          </table:table-cell>
          <table:table-cell office:value-type="string">
            <text:p>Pareto → smooth expliration/explitation of trade-off</text:p>
          </table:table-cell>
          <table:table-cell office:value-type="string">
            <text:p>probability</text:p>
          </table:table-cell>
          <table:table-cell office:value-type="string">
            <text:p>utility, leave to the engineer</text:p>
          </table:table-cell>
          <table:table-cell office:value-type="string">
            <text:p>objective</text:p>
          </table:table-cell>
          <table:table-cell office:value-type="string">
            <text:p>unknown</text:p>
          </table:table-cell>
          <table:table-cell office:value-type="string">
            <text:p>seed, tactics, CTMC</text:p>
          </table:table-cell>
          <table:table-cell office:value-type="string">
            <text:p>Unknown</text:p>
          </table:table-cell>
          <table:table-cell office:value-type="string">
            <text:p>representation, fitness, population, operator</text:p>
          </table:table-cell>
          <table:table-cell office:value-type="string">
            <text:p>Cloud system (sim), Dart (sim)</text:p>
          </table:table-cell>
          <table:table-cell office:value-type="string">
            <text:p>Unknown</text:p>
          </table:table-cell>
          <table:table-cell office:value-type="string">
            <text:p>Cloud (10^37)</text:p>
          </table:table-cell>
          <table:table-cell office:value-type="float" office:value="3">
            <text:p>3</text:p>
          </table:table-cell>
          <table:table-cell office:value-type="float" office:value="2">
            <text:p>2</text:p>
          </table:table-cell>
          <table:table-cell office:value-type="string">
            <text:p>workload change (4,3)</text:p>
          </table:table-cell>
        </table:table-row>
        <table:table-row table:style-name="ro60">
          <table:table-cell office:value-type="string">
            <text:p>2019-0c</text:p>
          </table:table-cell>
          <table:table-cell office:value-type="string">
            <text:p><text:span text:style-name="T1">NLC solve</text:span>r, ES, Hy</text:p>
          </table:table-cell>
          <table:table-cell office:value-type="string">
            <text:p>unknown</text:p>
          </table:table-cell>
          <table:table-cell office:value-type="float" office:value="3">
            <text:p>3</text:p>
          </table:table-cell>
          <table:table-cell office:value-type="float" office:value="4">
            <text:p>4</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response time, troughput</text:p>
          </table:table-cell>
          <table:table-cell office:value-type="string">
            <text:p>preference</text:p>
          </table:table-cell>
          <table:table-cell office:value-type="string">
            <text:p>weight product</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Unknown</text:p>
          </table:table-cell>
          <table:table-cell office:value-type="string">
            <text:p>representation, fitness</text:p>
          </table:table-cell>
          <table:table-cell office:value-type="string">
            <text:p>nignx, liberty, guestbook, all real</text:p>
          </table:table-cell>
          <table:table-cell table:number-columns-repeated="2" office:value-type="string">
            <text:p>Unknown</text:p>
          </table:table-cell>
          <table:table-cell table:number-columns-repeated="2" office:value-type="float" office:value="3">
            <text:p>3</text:p>
          </table:table-cell>
          <table:table-cell office:value-type="string">
            <text:p>workload change</text:p>
          </table:table-cell>
        </table:table-row>
        <table:table-row table:style-name="ro61">
          <table:table-cell office:value-type="string">
            <text:p>2019-0d</text:p>
          </table:table-cell>
          <table:table-cell office:value-type="string">
            <text:p>simplex</text:p>
          </table:table-cell>
          <table:table-cell office:value-type="string">
            <text:p>The simplex method was proven to always find an optimal solution (if it exists) to a linear problem [22, 23], such as the one formulated in Section 3.3.</text:p>
          </table:table-cell>
          <table:table-cell office:value-type="float" office:value="1">
            <text:p>1</text:p>
          </table:table-cell>
          <table:table-cell office:value-type="float" office:value="3">
            <text:p>3</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3 objective on two subject</text:p>
          </table:table-cell>
          <table:table-cell office:value-type="string">
            <text:p>n/a</text:p>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UUV (sim), DeltaIoT (sim)</text:p>
          </table:table-cell>
          <table:table-cell table:number-columns-repeated="2" office:value-type="string">
            <text:p>Unknown</text:p>
          </table:table-cell>
          <table:table-cell table:number-columns-repeated="2" office:value-type="float" office:value="2">
            <text:p>2</text:p>
          </table:table-cell>
          <table:table-cell office:value-type="string">
            <text:p>workload/operating conditions change</text:p>
          </table:table-cell>
        </table:table-row>
        <table:table-row table:style-name="ro59">
          <table:table-cell office:value-type="string">
            <text:p>2019-0e</text:p>
          </table:table-cell>
          <table:table-cell office:value-type="string">
            <text:p>SAT solver</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goals</text:p>
          </table:table-cell>
          <table:table-cell office:value-type="string">
            <text:p>priority</text:p>
          </table:table-cell>
          <table:table-cell office:value-type="string">
            <text:p>weighted sum (probability)</text:p>
          </table:table-cell>
          <table:table-cell office:value-type="string">
            <text:p>unknown</text:p>
          </table:table-cell>
          <table:table-cell office:value-type="string">
            <text:p>given by engineers</text:p>
          </table:table-cell>
          <table:table-cell office:value-type="string">
            <text:p>utility</text:p>
          </table:table-cell>
          <table:table-cell office:value-type="string">
            <text:p>objective</text:p>
          </table:table-cell>
          <table:table-cell office:value-type="string">
            <text:p>unknown</text:p>
          </table:table-cell>
          <table:table-cell office:value-type="string">
            <text:p>goal model</text:p>
          </table:table-cell>
          <table:table-cell office:value-type="string">
            <text:p>Unknown</text:p>
          </table:table-cell>
          <table:table-cell office:value-type="string">
            <text:p>representation, fitness</text:p>
          </table:table-cell>
          <table:table-cell office:value-type="string">
            <text:p>Synthetic-resource coordination (sim)</text:p>
          </table:table-cell>
          <table:table-cell table:number-columns-repeated="2" office:value-type="string">
            <text:p>Unknown</text:p>
          </table:table-cell>
          <table:table-cell table:number-columns-repeated="2" office:value-type="float" office:value="1">
            <text:p>1</text:p>
          </table:table-cell>
          <table:table-cell office:value-type="string">
            <text:p>resource change</text:p>
          </table:table-cell>
        </table:table-row>
        <table:table-row table:style-name="ro62">
          <table:table-cell office:value-type="string">
            <text:p>2019-0f</text:p>
          </table:table-cell>
          <table:table-cell office:value-type="string">
            <text:p>HC</text:p>
          </table:table-cell>
          <table:table-cell office:value-type="string">
            <text:p>unknown</text:p>
          </table:table-cell>
          <table:table-cell office:value-type="float" office:value="1">
            <text:p>1</text:p>
          </table:table-cell>
          <table:table-cell office:value-type="string">
            <text:p>5 (variant of HC)</text:p>
          </table:table-cell>
          <table:table-cell office:value-type="string">
            <text:p>Requirement Obstacles</text:p>
          </table:table-cell>
          <table:table-cell office:value-type="string">
            <text:p>managing</text:p>
          </table:table-cell>
          <table:table-cell office:value-type="string">
            <text:p>analysis</text:p>
          </table:table-cell>
          <table:table-cell office:value-type="string">
            <text:p>Self-configuration</text:p>
          </table:table-cell>
          <table:table-cell office:value-type="string">
            <text:p>goal's achievebility</text:p>
          </table:table-cell>
          <table:table-cell office:value-type="string">
            <text:p>priority</text:p>
          </table:table-cell>
          <table:table-cell office:value-type="string">
            <text:p>weighted sum (probability)</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goal model</text:p>
          </table:table-cell>
          <table:table-cell office:value-type="string">
            <text:p>Unknown</text:p>
          </table:table-cell>
          <table:table-cell office:value-type="string">
            <text:p>representation, fitness, operator</text:p>
          </table:table-cell>
          <table:table-cell office:value-type="string">
            <text:p>CrowdNav (sim)</text:p>
          </table:table-cell>
          <table:table-cell office:value-type="string">
            <text:p>Unknown</text:p>
          </table:table-cell>
          <table:table-cell office:value-type="float" office:value="20736">
            <text:p>20736</text:p>
          </table:table-cell>
          <table:table-cell table:number-columns-repeated="2" office:value-type="float" office:value="1">
            <text:p>1</text:p>
          </table:table-cell>
          <table:table-cell office:value-type="string">
            <text:p>traffic change (3 req threshold)</text:p>
          </table:table-cell>
        </table:table-row>
        <table:table-row table:style-name="ro47">
          <table:table-cell office:value-type="string">
            <text:p>2019-0g</text:p>
          </table:table-cell>
          <table:table-cell office:value-type="string">
            <text:p>CP solver</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configuration</text:p>
          </table:table-cell>
          <table:table-cell office:value-type="string">
            <text:p>Preference (3 in the paper)</text:p>
          </table:table-cell>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database (data)</text:p>
          </table:table-cell>
          <table:table-cell table:number-columns-repeated="2" office:value-type="string">
            <text:p>Unknown</text:p>
          </table:table-cell>
          <table:table-cell office:value-type="float" office:value="3">
            <text:p>3</text:p>
          </table:table-cell>
          <table:table-cell office:value-type="float" office:value="1">
            <text:p>1</text:p>
          </table:table-cell>
          <table:table-cell office:value-type="string">
            <text:p>environmental condition change</text:p>
          </table:table-cell>
        </table:table-row>
        <table:table-row table:style-name="ro63">
          <table:table-cell office:value-type="string">
            <text:p>2019-0h</text:p>
          </table:table-cell>
          <table:table-cell office:value-type="string">
            <text:p>ES (2),RS</text:p>
          </table:table-cell>
          <table:table-cell office:value-type="string">
            <text:p>unknown</text:p>
          </table:table-cell>
          <table:table-cell office:value-type="float" office:value="2">
            <text:p>2</text:p>
          </table:table-cell>
          <table:table-cell office:value-type="float" office:value="5">
            <text:p>5</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Preference (3 in the paper)</text:p>
          </table:table-cell>
          <table:table-cell/>
          <table:table-cell office:value-type="string">
            <text:p>weighted sum</text:p>
          </table:table-cell>
          <table:table-cell office:value-type="string">
            <text:p>unknown</text:p>
          </table:table-cell>
          <table:table-cell office:value-type="string">
            <text:p>equal weight by default</text:p>
          </table:table-cell>
          <table:table-cell office:value-type="string">
            <text:p>utility</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Grid 5000 (real)</text:p>
          </table:table-cell>
          <table:table-cell table:number-columns-repeated="2" office:value-type="string">
            <text:p>Unknown</text:p>
          </table:table-cell>
          <table:table-cell table:number-columns-repeated="2" office:value-type="float" office:value="1">
            <text:p>1</text:p>
          </table:table-cell>
          <table:table-cell office:value-type="string">
            <text:p>workload change</text:p>
          </table:table-cell>
        </table:table-row>
        <table:table-row table:style-name="ro31">
          <table:table-cell office:value-type="string">
            <text:p>2019-1</text:p>
          </table:table-cell>
          <table:table-cell office:value-type="string">
            <text:p>GA</text:p>
          </table:table-cell>
          <table:table-cell office:value-type="string">
            <text:p>A genetic algorithm (GA) is a metaheuristic for approaching an optimization problem, particu- larly one that is ill-suited for traditional exact or approximation methods.</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latency</text:p>
          </table:table-cell>
          <table:table-cell table:number-columns-repeated="5" office:value-type="string">
            <text:p>n/a</text:p>
          </table:table-cell>
          <table:table-cell office:value-type="string">
            <text:p>objective</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3 benchmark and 3 platform</text:p>
          </table:table-cell>
          <table:table-cell table:number-columns-repeated="2" office:value-type="string">
            <text:p>Unknown</text:p>
          </table:table-cell>
          <table:table-cell table:number-columns-repeated="2" office:value-type="float" office:value="9">
            <text:p>9</text:p>
          </table:table-cell>
          <table:table-cell office:value-type="string">
            <text:p>workload change</text:p>
          </table:table-cell>
        </table:table-row>
        <table:table-row table:style-name="ro64">
          <table:table-cell office:value-type="string">
            <text:p>2019-2</text:p>
          </table:table-cell>
          <table:table-cell office:value-type="string">
            <text:p>gradient decent</text:p>
          </table:table-cell>
          <table:table-cell office:value-type="string">
            <text:p>unknown</text:p>
          </table:table-cell>
          <table:table-cell table:number-columns-repeated="2" office:value-type="float" office:value="1">
            <text:p>1</text:p>
          </table:table-cell>
          <table:table-cell office:value-type="string">
            <text:p>configuration</text:p>
          </table:table-cell>
          <table:table-cell office:value-type="string">
            <text:p>managing</text:p>
          </table:table-cell>
          <table:table-cell office:value-type="string">
            <text:p>planning</text:p>
          </table:table-cell>
          <table:table-cell office:value-type="string">
            <text:p>Self-optimization, self-configuration</text:p>
          </table:table-cell>
          <table:table-cell office:value-type="string">
            <text:p>utility</text:p>
          </table:table-cell>
          <table:table-cell table:number-columns-repeated="5" office:value-type="string">
            <text:p>n/a</text:p>
          </table:table-cell>
          <table:table-cell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robot (sim), emergency system (sim)</text:p>
          </table:table-cell>
          <table:table-cell table:number-columns-repeated="2" office:value-type="string">
            <text:p>Unknown</text:p>
          </table:table-cell>
          <table:table-cell table:number-columns-repeated="2" office:value-type="float" office:value="2">
            <text:p>2</text:p>
          </table:table-cell>
          <table:table-cell office:value-type="string">
            <text:p>environmental condition</text:p>
          </table:table-cell>
        </table:table-row>
        <table:table-row table:style-name="ro65">
          <table:table-cell office:value-type="string">
            <text:p>2019-3</text:p>
          </table:table-cell>
          <table:table-cell table:style-name="ce1" office:value-type="string">
            <text:p>ES</text:p>
          </table:table-cell>
          <table:table-cell office:value-type="string">
            <text:p>unknown</text:p>
          </table:table-cell>
          <table:table-cell office:value-type="float" office:value="1">
            <text:p>1</text:p>
          </table:table-cell>
          <table:table-cell office:value-type="float" office:value="3">
            <text:p>3</text:p>
          </table:table-cell>
          <table:table-cell office:value-type="string">
            <text:p>configuration and prediction</text:p>
          </table:table-cell>
          <table:table-cell office:value-type="string">
            <text:p>managing</text:p>
          </table:table-cell>
          <table:table-cell office:value-type="string">
            <text:p>analysis and planning</text:p>
          </table:table-cell>
          <table:table-cell office:value-type="string">
            <text:p>Self-optimization, self-configuration</text:p>
          </table:table-cell>
          <table:table-cell office:value-type="string">
            <text:p>eneryg and speed</text:p>
          </table:table-cell>
          <table:table-cell office:value-type="string">
            <text:p>n/a</text:p>
          </table:table-cell>
          <table:table-cell office:value-type="string">
            <text:p>Pareot, but use ES to do search so does not count</text:p>
          </table:table-cell>
          <table:table-cell office:value-type="string">
            <text:p>save resource</text:p>
          </table:table-cell>
          <table:table-cell office:value-type="string">
            <text:p>n/a</text:p>
          </table:table-cell>
          <table:table-cell office:value-type="string">
            <text:p>leave to the engineer</text:p>
          </table:table-cell>
          <table:table-cell office:value-type="string">
            <text:p>utility</text:p>
          </table:table-cell>
          <table:table-cell office:value-type="string">
            <text:p>unknown</text:p>
          </table:table-cell>
          <table:table-cell office:value-type="string">
            <text:p>System features, system goal</text:p>
          </table:table-cell>
          <table:table-cell office:value-type="string">
            <text:p>essential</text:p>
          </table:table-cell>
          <table:table-cell office:value-type="string">
            <text:p>representation, fitness,</text:p>
          </table:table-cell>
          <table:table-cell office:value-type="string">
            <text:p>Synthetic-robot (sim)</text:p>
          </table:table-cell>
          <table:table-cell table:number-columns-repeated="2" office:value-type="string">
            <text:p>Unknown</text:p>
          </table:table-cell>
          <table:table-cell table:number-columns-repeated="2" office:value-type="float" office:value="1">
            <text:p>1</text:p>
          </table:table-cell>
          <table:table-cell office:value-type="string">
            <text:p>environmental condition</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1">21/07/2020</text:date>, <text:time>22:3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o Chen</meta:initial-creator>
    <meta:creation-date>2020-05-11T14:31:51</meta:creation-date>
    <dc:date>2020-07-21T22:31:18</dc:date>
    <dc:creator>Tao Chen</dc:creator>
    <meta:editing-duration>PT458H26M12S</meta:editing-duration>
    <meta:editing-cycles>503</meta:editing-cycles>
    <meta:generator>OpenOffice.org/3.2$Unix OpenOffice.org_project/320m18$Build-9502</meta:generator>
    <meta:document-statistic meta:table-count="3" meta:cell-count="1944" meta:object-count="0"/>
    <meta:user-defined meta:name=""/>
  </office:meta>
</office:document-meta>
</file>